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89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8.911cm"/>
    </style:style>
    <style:style style:name="co4" style:family="table-column">
      <style:table-column-properties fo:break-before="auto" style:column-width="7.749cm"/>
    </style:style>
    <style:style style:name="co5" style:family="table-column">
      <style:table-column-properties fo:break-before="auto" style:column-width="6.77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8.408cm"/>
    </style:style>
    <style:style style:name="co8" style:family="table-column">
      <style:table-column-properties fo:break-before="auto" style:column-width="6.69cm"/>
    </style:style>
    <style:style style:name="co9" style:family="table-column">
      <style:table-column-properties fo:break-before="auto" style:column-width="1.348cm"/>
    </style:style>
    <style:style style:name="co10" style:family="table-column">
      <style:table-column-properties fo:break-before="auto" style:column-width="5.831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0.713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0.607cm"/>
    </style:style>
    <style:style style:name="co15" style:family="table-column">
      <style:table-column-properties fo:break-before="auto" style:column-width="0.739cm"/>
    </style:style>
    <style:style style:name="co16" style:family="table-column">
      <style:table-column-properties fo:break-before="auto" style:column-width="0.554cm"/>
    </style:style>
    <style:style style:name="co17" style:family="table-column">
      <style:table-column-properties fo:break-before="auto" style:column-width="0.766cm"/>
    </style:style>
    <style:style style:name="co18" style:family="table-column">
      <style:table-column-properties fo:break-before="auto" style:column-width="3.57cm"/>
    </style:style>
    <style:style style:name="co19" style:family="table-column">
      <style:table-column-properties fo:break-before="auto" style:column-width="11.319cm"/>
    </style:style>
    <style:style style:name="co20" style:family="table-column">
      <style:table-column-properties fo:break-before="auto" style:column-width="4.6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style:glyph-orientation-vertical="0" fo:background-color="#ff950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" style:family="table-cell" style:parent-style-name="Default">
      <style:table-cell-properties fo:background-color="#ff950e" fo:wrap-option="no-wrap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ext-properties fo:color="#ff0000"/>
    </style:style>
    <style:style style:name="ce17" style:family="table-cell" style:parent-style-name="Default">
      <style:table-cell-properties fo:background-color="#00ffff"/>
      <style:text-properties style:use-window-font-color="tru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5000b"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fo:color="#0000ff" style:font-name="Arial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fo:color="#008000"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ff00" fo:wrap-option="wrap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00ffff" fo:wrap-option="wrap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8000"/>
    </style:style>
    <style:style style:name="ce31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transparent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ext-properties fo:color="#00ffff"/>
    </style:style>
    <style:style style:name="ce35" style:family="table-cell" style:parent-style-name="Default"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ackground-color="transparent"/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ext-properties fo:color="#3f5fb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table:style-name="ce3" office:value-type="string">
            <text:p>Colors meanings:</text:p>
          </table:table-cell>
          <table:table-cell table:style-name="ce3"/>
          <table:table-cell table:number-columns-repeated="25"/>
        </table:table-row>
        <table:table-row table:style-name="ro1">
          <table:table-cell/>
          <table:table-cell table:style-name="ce3" office:value-type="string">
            <text:p>Operation</text:p>
          </table:table-cell>
          <table:table-cell table:style-name="ce10" office:value-type="string">
            <text:p>An operation has not been implemented yet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Operation</text:p>
          </table:table-cell>
          <table:table-cell table:style-name="ce10" office:value-type="string">
            <text:p>Only interfaces are implemented (so not implemented yet)</text:p>
          </table:table-cell>
          <table:table-cell table:number-columns-repeated="25"/>
        </table:table-row>
        <table:table-row table:style-name="ro1">
          <table:table-cell/>
          <table:table-cell table:style-name="ce5" office:value-type="string">
            <text:p>Operation</text:p>
          </table:table-cell>
          <table:table-cell table:style-name="ce10" office:value-type="string">
            <text:p>Partly implemented (for CAP V2 only)</text:p>
          </table:table-cell>
          <table:table-cell table:number-columns-repeated="25"/>
        </table:table-row>
        <table:table-row table:style-name="ro1">
          <table:table-cell/>
          <table:table-cell table:style-name="ce6" office:value-type="string">
            <text:p>Operation</text:p>
          </table:table-cell>
          <table:table-cell table:style-name="ce10" office:value-type="string">
            <text:p>Fully implemented</text:p>
          </table:table-cell>
          <table:table-cell table:number-columns-repeated="25"/>
        </table:table-row>
        <table:table-row table:style-name="ro1">
          <table:table-cell/>
          <table:table-cell table:style-name="ce7" office:value-type="string">
            <text:p>Operation</text:p>
          </table:table-cell>
          <table:table-cell table:style-name="ce10" office:value-type="string">
            <text:p>An operation is being implemented now</text:p>
          </table:table-cell>
          <table:table-cell table:number-columns-repeated="25"/>
        </table:table-row>
        <table:table-row table:style-name="ro1">
          <table:table-cell/>
          <table:table-cell table:style-name="ce8"/>
          <table:table-cell table:style-name="ce10" office:value-type="string">
            <text:p>Operation codes only for INAP (not for CAP)</text:p>
          </table:table-cell>
          <table:table-cell table:number-columns-repeated="25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/>
          <table:table-cell office:value-type="string">
            <text:p>CS1 Package (ASE) name</text:p>
          </table:table-cell>
          <table:table-cell office:value-type="string">
            <text:p>CS2 Package name</text:p>
          </table:table-cell>
          <table:table-cell office:value-type="string">
            <text:p>Operation 1</text:p>
          </table:table-cell>
          <table:table-cell office:value-type="string">
            <text:p>opCode</text:p>
          </table:table-cell>
          <table:table-cell office:value-type="string">
            <text:p>Operation 2</text:p>
          </table:table-cell>
          <table:table-cell office:value-type="string">
            <text:p>opCode</text:p>
          </table:table-cell>
          <table:table-cell office:value-type="string">
            <text:p>Operation 3</text:p>
          </table:table-cell>
          <table:table-cell office:value-type="string">
            <text:p>opCode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1" office:value-type="string">
            <text:p>Core-INAP-CS1-SSP-to-SCP-AC</text:p>
          </table:table-cell>
          <table:table-cell office:value-type="string">
            <text:p>ACN = 0.4.0.1.1.1.0.0</text:p>
          </table:table-cell>
          <table:table-cell office:value-type="string">
            <text:p>inCs2SsfToScfGeneric</text:p>
          </table:table-cell>
          <table:table-cell/>
          <table:table-cell table:style-name="ce18" office:value-type="string">
            <text:p>dialogue initiated by SSF with InitialDP Operation</text:p>
          </table:table-cell>
          <table:table-cell table:style-name="ce18"/>
          <table:table-cell table:number-columns-repeated="20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cs2-ssf-scfGenericAC</text:p>
          </table:table-cell>
          <table:table-cell office:value-type="string">
            <text:p>ACN = 0.4.0.1.1.20.3.4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1</text:p>
          </table:table-cell>
          <table:table-cell office:value-type="string">
            <text:p>SCF-Activation-ASE</text:p>
          </table:table-cell>
          <table:table-cell office:value-type="string">
            <text:p>scfActivationPackage</text:p>
          </table:table-cell>
          <table:table-cell table:style-name="ce14" office:value-type="string">
            <text:p>InitialDP</text:p>
          </table:table-cell>
          <table:table-cell table:style-name="ce15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Assist-connection-establishment-ASE</text:p>
          </table:table-cell>
          <table:table-cell office:value-type="string">
            <text:p>assistConnectionEstablishmentPackage</text:p>
          </table:table-cell>
          <table:table-cell table:style-name="ce14" office:value-type="string">
            <text:p>establishTemporaryConnection</text:p>
          </table:table-cell>
          <table:table-cell office:value-type="float" office:value="17">
            <text:p>17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Generic-disconnect-resource-ASE</text:p>
          </table:table-cell>
          <table:table-cell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office:value-type="float" office:value="18">
            <text:p>18</text:p>
          </table:table-cell>
          <table:table-cell table:style-name="ce14"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Non-assisted-connection-establishment-ASE</text:p>
          </table:table-cell>
          <table:table-cell office:value-type="string">
            <text:p>nonAssistedConnectionEstablishmentPackage</text:p>
          </table:table-cell>
          <table:table-cell table:style-name="ce2"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onnect-ASE</text:p>
          </table:table-cell>
          <table:table-cell office:value-type="string">
            <text:p>connectPackage</text:p>
          </table:table-cell>
          <table:table-cell table:style-name="ce2" office:value-type="string">
            <text:p>connect</text:p>
          </table:table-cell>
          <table:table-cell table:style-name="ce15" office:value-type="float" office:value="20">
            <text:p>20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all-handling-ASE</text:p>
          </table:table-cell>
          <table:table-cell office:value-type="string">
            <text:p>callHandlingPackage</text:p>
          </table:table-cell>
          <table:table-cell table:style-name="ce2" office:value-type="string">
            <text:p>releaseCall</text:p>
          </table:table-cell>
          <table:table-cell table:style-name="ce15" office:value-type="float" office:value="22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BCSM-event-handling-ASE</text:p>
          </table:table-cell>
          <table:table-cell office:value-type="string">
            <text:p>bcsmEventHandlingPackage</text:p>
          </table:table-cell>
          <table:table-cell table:style-name="ce2" office:value-type="string">
            <text:p>requestReportBCSMEvent</text:p>
          </table:table-cell>
          <table:table-cell table:style-name="ce15" office:value-type="float" office:value="23">
            <text:p>23</text:p>
          </table:table-cell>
          <table:table-cell table:style-name="ce2" office:value-type="string">
            <text:p>eventReportBCSM</text:p>
          </table:table-cell>
          <table:table-cell table:style-name="ce15" office:value-type="float" office:value="24">
            <text:p>24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Charging-event-handling-ASE</text:p>
          </table:table-cell>
          <table:table-cell office:value-type="string">
            <text:p>chargingEventHandlingPackage</text:p>
          </table:table-cell>
          <table:table-cell office:value-type="string">
            <text:p>requestNotificationChargingEvent</text:p>
          </table:table-cell>
          <table:table-cell table:style-name="ce16" office:value-type="float" office:value="25">
            <text:p>25</text:p>
          </table:table-cell>
          <table:table-cell office:value-type="string">
            <text:p>eventNotificationCharging</text:p>
          </table:table-cell>
          <table:table-cell table:style-name="ce16" office:value-type="float" office:value="26">
            <text:p>2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SSF-call-processing-ASE</text:p>
          </table:table-cell>
          <table:table-cell office:value-type="string">
            <text:p>ssfCallProcessingPackage</text:p>
          </table:table-cell>
          <table:table-cell table:style-name="ce2" office:value-type="string">
            <text:p>collectInformation</text:p>
          </table:table-cell>
          <table:table-cell office:value-type="float" office:value="27">
            <text:p>27</text:p>
          </table:table-cell>
          <table:table-cell table:style-name="ce2" office:value-type="string">
            <text:p>continue</text:p>
          </table:table-cell>
          <table:table-cell table:style-name="ce15" office:value-type="float" office:value="31">
            <text:p>31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Timer-ASE</text:p>
          </table:table-cell>
          <table:table-cell office:value-type="string">
            <text:p>timerPackage</text:p>
          </table:table-cell>
          <table:table-cell table:style-name="ce2"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Billing-ASE</text:p>
          </table:table-cell>
          <table:table-cell office:value-type="string">
            <text:p>billingPackage</text:p>
          </table:table-cell>
          <table:table-cell table:style-name="ce2"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harging-ASE</text:p>
          </table:table-cell>
          <table:table-cell office:value-type="string">
            <text:p>chargingPackage</text:p>
          </table:table-cell>
          <table:table-cell table:style-name="ce2" office:value-type="string">
            <text:p>applyCharging</text:p>
          </table:table-cell>
          <table:table-cell office:value-type="float" office:value="35">
            <text:p>35</text:p>
          </table:table-cell>
          <table:table-cell table:style-name="ce2"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Traffic-management-ASE</text:p>
          </table:table-cell>
          <table:table-cell office:value-type="string">
            <text:p>trafficManagementPackage</text:p>
          </table:table-cell>
          <table:table-cell table:style-name="ce2" office:value-type="string">
            <text:p>callGap</text:p>
          </table:table-cell>
          <table:table-cell office:value-type="float" office:value="41">
            <text:p>41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all-report-ASE</text:p>
          </table:table-cell>
          <table:table-cell office:value-type="string">
            <text:p>callReportPackage</text:p>
          </table:table-cell>
          <table:table-cell table:style-name="ce2" office:value-type="string">
            <text:p>callInformationRequest</text:p>
          </table:table-cell>
          <table:table-cell office:value-type="float" office:value="45">
            <text:p>45</text:p>
          </table:table-cell>
          <table:table-cell table:style-name="ce2" office:value-type="string">
            <text:p>callInformationReport</text:p>
          </table:table-cell>
          <table:table-cell office:value-type="float" office:value="44">
            <text:p>44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Signalling-control-ASE</text:p>
          </table:table-cell>
          <table:table-cell office:value-type="string">
            <text:p>signallingControlPackage</text:p>
          </table:table-cell>
          <table:table-cell table:style-name="ce2" office:value-type="string">
            <text:p>sendChargingInformation</text:p>
          </table:table-cell>
          <table:table-cell office:value-type="float" office:value="46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Specialized-resource-control-ASE</text:p>
          </table:table-cell>
          <table:table-cell office:value-type="string">
            <text:p>specializedResourceControlPackage</text:p>
          </table:table-cell>
          <table:table-cell table:style-name="ce2" office:value-type="string">
            <text:p>playAnnouncement</text:p>
          </table:table-cell>
          <table:table-cell office:value-type="float" office:value="47">
            <text:p>47</text:p>
          </table:table-cell>
          <table:table-cell table:style-name="ce2"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table:style-name="ce2"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office:value-type="string">
            <text:p>Cancel-ASE</text:p>
          </table:table-cell>
          <table:table-cell office:value-type="string">
            <text:p>cancelPackage</text:p>
          </table:table-cell>
          <table:table-cell table:style-name="ce2"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table:style-name="ce2" office:value-type="string">
            <text:p>activityTest</text:p>
          </table:table-cell>
          <table:table-cell table:style-name="ce15"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cphResponsePackage</text:p>
          </table:table-cell>
          <table:table-cell table:style-name="ce2" office:value-type="string">
            <text:p>continueWithArgument</text:p>
          </table:table-cell>
          <table:table-cell office:value-type="float" office:value="88">
            <text:p>88</text:p>
          </table:table-cell>
          <table:table-cell table:style-name="ce2" office:value-type="string">
            <text:p>disconnectLeg</text:p>
          </table:table-cell>
          <table:table-cell office:value-type="float" office:value="90">
            <text:p>90</text:p>
          </table:table-cell>
          <table:table-cell office:value-type="string">
            <text:p>mergeCallSegments</text:p>
          </table:table-cell>
          <table:table-cell table:style-name="ce16" office:value-type="float" office:value="91">
            <text:p>9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2" office:value-type="string">
            <text:p>moveCallSegments</text:p>
          </table:table-cell>
          <table:table-cell table:style-name="ce16" office:value-type="float" office:value="92">
            <text:p>92</text:p>
          </table:table-cell>
          <table:table-cell table:style-name="ce2" office:value-type="string">
            <text:p>moveLeg</text:p>
          </table:table-cell>
          <table:table-cell office:value-type="float" office:value="93">
            <text:p>93</text:p>
          </table:table-cell>
          <table:table-cell office:value-type="string">
            <text:p>createCallSegmentAssociation</text:p>
          </table:table-cell>
          <table:table-cell table:style-name="ce16" office:value-type="float" office:value="89">
            <text:p>89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2" office:value-type="string">
            <text:p>splitLeg</text:p>
          </table:table-cell>
          <table:table-cell office:value-type="float" office:value="95">
            <text:p>9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exceptionInformPackage</text:p>
          </table:table-cell>
          <table:table-cell table:style-name="ce2" office:value-type="string">
            <text:p>entityReleased</text:p>
          </table:table-cell>
          <table:table-cell office:value-type="float" office:value="96">
            <text:p>96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SCF-call-initiation-ASE</text:p>
          </table:table-cell>
          <table:table-cell office:value-type="string">
            <text:p>scfCallInitiationPackage</text:p>
          </table:table-cell>
          <table:table-cell table:style-name="ce2" office:value-type="string">
            <text:p>initiateCallAttempt</text:p>
          </table:table-cell>
          <table:table-cell office:value-type="float" office:value="32">
            <text:p>32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6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6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6" office:value-type="float" office:value="108">
            <text:p>108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scriptEvent</text:p>
          </table:table-cell>
          <table:table-cell table:style-name="ce16" office:value-type="float" office:value="109">
            <text:p>109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6" office:value-type="float" office:value="107">
            <text:p>107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16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6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6" office:value-type="float" office:value="101">
            <text:p>10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assist-handoff-SSP-to-SCP-AC</text:p>
          </table:table-cell>
          <table:table-cell office:value-type="string">
            <text:p>ACN = 0.4.0.1.1.1.1.0</text:p>
          </table:table-cell>
          <table:table-cell office:value-type="string">
            <text:p>inCs2AssistHandoffssfToScf</text:p>
          </table:table-cell>
          <table:table-cell/>
          <table:table-cell office:value-type="string">
            <text:p>dialogue initiated by SSF with AssistRequestInstructions</text:p>
          </table:table-cell>
          <table:table-cell table:number-columns-repeated="21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cs2-ssf-scfAssistHandoffAC</text:p>
          </table:table-cell>
          <table:table-cell office:value-type="string">
            <text:p>ACN = 0.4.0.1.1.20.3.6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1</text:p>
          </table:table-cell>
          <table:table-cell office:value-type="string">
            <text:p>SCF-SRF-activation-of-assist-ASE</text:p>
          </table:table-cell>
          <table:table-cell table:style-name="ce2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Generic-disconnect-resource-ASE</text:p>
          </table:table-cell>
          <table:table-cell table:style-name="ce2" office:value-type="string">
            <text:p>genericDisconnectResourcePackage</text:p>
          </table:table-cell>
          <table:table-cell office:value-type="string">
            <text:p>disconnectForwardConnection</text:p>
          </table:table-cell>
          <table:table-cell office:value-type="float" office:value="18">
            <text:p>18</text:p>
          </table:table-cell>
          <table:table-cell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Non-assisted-connection-establishment-ASE</text:p>
          </table:table-cell>
          <table:table-cell table:style-name="ce2" office:value-type="string">
            <text:p>nonAssistedConnectionEstablishmentPackage</text:p>
          </table:table-cell>
          <table:table-cell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all-handling-ASE</text:p>
          </table:table-cell>
          <table:table-cell table:style-name="ce2" office:value-type="string">
            <text:p>callHandlingPackage</text:p>
          </table:table-cell>
          <table:table-cell office:value-type="string">
            <text:p>releaseCall</text:p>
          </table:table-cell>
          <table:table-cell office:value-type="float" office:value="22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Timer-ASE</text:p>
          </table:table-cell>
          <table:table-cell table:style-name="ce2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Billing-ASE</text:p>
          </table:table-cell>
          <table:table-cell table:style-name="ce2" office:value-type="string">
            <text:p>billingPackage</text:p>
          </table:table-cell>
          <table:table-cell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harging-ASE</text:p>
          </table:table-cell>
          <table:table-cell table:style-name="ce2" office:value-type="string">
            <text:p>chargingPackage</text:p>
          </table:table-cell>
          <table:table-cell office:value-type="string">
            <text:p>applyCharging</text:p>
          </table:table-cell>
          <table:table-cell office:value-type="float" office:value="36">
            <text:p>36</text:p>
          </table:table-cell>
          <table:table-cell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Specialized-resource-control-ASE</text:p>
          </table:table-cell>
          <table:table-cell table:style-name="ce2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office:value-type="string">
            <text:p>Cancel-ASE</text:p>
          </table:table-cell>
          <table:table-cell table:style-name="ce2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Activity-test-ASE</text:p>
          </table:table-cell>
          <table:table-cell table:style-name="ce2"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7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7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7" office:value-type="float" office:value="108">
            <text:p>108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scriptEvent</text:p>
          </table:table-cell>
          <table:table-cell table:style-name="ce17" office:value-type="float" office:value="109">
            <text:p>109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7" office:value-type="float" office:value="107">
            <text:p>107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IP-to-SCP-AC</text:p>
          </table:table-cell>
          <table:table-cell office:value-type="string">
            <text:p>ACN = 0.4.0.1.1.1.2.0</text:p>
          </table:table-cell>
          <table:table-cell table:number-columns-repeated="2"/>
          <table:table-cell office:value-type="string">
            <text:p>dialogue initiated by IP with AssistRequestInstructions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1</text:p>
          </table:table-cell>
          <table:table-cell office:value-type="string">
            <text:p>SCF-SRF-activation-of-assist-ASE</text:p>
          </table:table-cell>
          <table:table-cell table:style-name="ce2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Timer-ASE</text:p>
          </table:table-cell>
          <table:table-cell table:style-name="ce2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Specialized-resource-control-ASE</text:p>
          </table:table-cell>
          <table:table-cell table:style-name="ce2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office:value-type="string">
            <text:p>Cancel-ASE</text:p>
          </table:table-cell>
          <table:table-cell table:style-name="ce2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Activity-test-ASE</text:p>
          </table:table-cell>
          <table:table-cell table:style-name="ce2"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SCP-to-SSP-AC</text:p>
          </table:table-cell>
          <table:table-cell office:value-type="string">
            <text:p>ACN = 0.4.0.1.1.1.3.0</text:p>
          </table:table-cell>
          <table:table-cell table:style-name="ce2" office:value-type="string">
            <text:p>inCs2ScfToSsfGeneric</text:p>
          </table:table-cell>
          <table:table-cell table:style-name="ce2"/>
          <table:table-cell office:value-type="string">
            <text:p>dialogue initiated by SCF with InitiateCallAttempt or CreateCallSegmentAssociation, Generic Case</text:p>
          </table:table-cell>
          <table:table-cell table:number-columns-repeated="21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GenericAC</text:p>
          </table:table-cell>
          <table:table-cell table:style-name="ce2" office:value-type="string">
            <text:p>ACN = 0.4.0.1.1.20.3.8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1</text:p>
          </table:table-cell>
          <table:table-cell office:value-type="string">
            <text:p>Assist-connection-establishment-ASE</text:p>
          </table:table-cell>
          <table:table-cell table:style-name="ce2" office:value-type="string">
            <text:p>assistConnectionEstablishmentPackage</text:p>
          </table:table-cell>
          <table:table-cell office:value-type="string">
            <text:p>establishTemporaryConnection</text:p>
          </table:table-cell>
          <table:table-cell office:value-type="float" office:value="17">
            <text:p>17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Generic-disconnect-resource-ASE</text:p>
          </table:table-cell>
          <table:table-cell table:style-name="ce2" office:value-type="string">
            <text:p>genericDisconnectResourcePackage</text:p>
          </table:table-cell>
          <table:table-cell office:value-type="string">
            <text:p>disconnectForwardConnection</text:p>
          </table:table-cell>
          <table:table-cell office:value-type="float" office:value="18">
            <text:p>18</text:p>
          </table:table-cell>
          <table:table-cell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Non-assisted-connection-establishment-ASE</text:p>
          </table:table-cell>
          <table:table-cell table:style-name="ce2" office:value-type="string">
            <text:p>nonAssistedConnectionEstablishmentPackage</text:p>
          </table:table-cell>
          <table:table-cell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onnect-ASE</text:p>
          </table:table-cell>
          <table:table-cell table:style-name="ce2" office:value-type="string">
            <text:p>connectPackage</text:p>
          </table:table-cell>
          <table:table-cell office:value-type="string">
            <text:p>connect</text:p>
          </table:table-cell>
          <table:table-cell office:value-type="float" office:value="20">
            <text:p>20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all-handling-ASE</text:p>
          </table:table-cell>
          <table:table-cell table:style-name="ce2" office:value-type="string">
            <text:p>callHandlingPackage</text:p>
          </table:table-cell>
          <table:table-cell office:value-type="string">
            <text:p>releaseCall</text:p>
          </table:table-cell>
          <table:table-cell office:value-type="float" office:value="22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BCSM-event-handling-ASE</text:p>
          </table:table-cell>
          <table:table-cell table:style-name="ce2" office:value-type="string">
            <text:p>bcsmEventHandlingPackage</text:p>
          </table:table-cell>
          <table:table-cell office:value-type="string">
            <text:p>requestReportBCSMEvent</text:p>
          </table:table-cell>
          <table:table-cell office:value-type="float" office:value="23">
            <text:p>23</text:p>
          </table:table-cell>
          <table:table-cell office:value-type="string">
            <text:p>eventReportBCSM</text:p>
          </table:table-cell>
          <table:table-cell office:value-type="float" office:value="24">
            <text:p>24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Charging-event-handling-ASE</text:p>
          </table:table-cell>
          <table:table-cell table:style-name="ce2" office:value-type="string">
            <text:p>chargingEventHandlingPackage</text:p>
          </table:table-cell>
          <table:table-cell office:value-type="string">
            <text:p>requestNotificationChargingEvent</text:p>
          </table:table-cell>
          <table:table-cell table:style-name="ce16" office:value-type="float" office:value="25">
            <text:p>25</text:p>
          </table:table-cell>
          <table:table-cell office:value-type="string">
            <text:p>eventNotificationCharging</text:p>
          </table:table-cell>
          <table:table-cell table:style-name="ce16" office:value-type="float" office:value="26">
            <text:p>2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SSF-call-processing-ASE</text:p>
          </table:table-cell>
          <table:table-cell table:style-name="ce2" office:value-type="string">
            <text:p>ssfCallProcessingPackage (only CS1)</text:p>
          </table:table-cell>
          <table:table-cell office:value-type="string">
            <text:p>collectInformation</text:p>
          </table:table-cell>
          <table:table-cell office:value-type="float" office:value="27">
            <text:p>27</text:p>
          </table:table-cell>
          <table:table-cell office:value-type="string">
            <text:p>continue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SCF-call-initiation-ASE</text:p>
          </table:table-cell>
          <table:table-cell table:style-name="ce2" office:value-type="string">
            <text:p>scfCallInitiationPackage</text:p>
          </table:table-cell>
          <table:table-cell office:value-type="string">
            <text:p>initiateCallAttempt</text:p>
          </table:table-cell>
          <table:table-cell office:value-type="float" office:value="32">
            <text:p>32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Timer-ASE</text:p>
          </table:table-cell>
          <table:table-cell table:style-name="ce2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Billing-ASE</text:p>
          </table:table-cell>
          <table:table-cell table:style-name="ce2" office:value-type="string">
            <text:p>billingPackage</text:p>
          </table:table-cell>
          <table:table-cell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harging-ASE</text:p>
          </table:table-cell>
          <table:table-cell table:style-name="ce2" office:value-type="string">
            <text:p>chargingPackage</text:p>
          </table:table-cell>
          <table:table-cell office:value-type="string">
            <text:p>applyCharging</text:p>
          </table:table-cell>
          <table:table-cell office:value-type="float" office:value="35">
            <text:p>35</text:p>
          </table:table-cell>
          <table:table-cell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Call-report-ASE</text:p>
          </table:table-cell>
          <table:table-cell table:style-name="ce2" office:value-type="string">
            <text:p>callReportPackage</text:p>
          </table:table-cell>
          <table:table-cell office:value-type="string">
            <text:p>callInformationRequest</text:p>
          </table:table-cell>
          <table:table-cell office:value-type="float" office:value="45">
            <text:p>45</text:p>
          </table:table-cell>
          <table:table-cell office:value-type="string">
            <text:p>callInformationReport</text:p>
          </table:table-cell>
          <table:table-cell office:value-type="float" office:value="44">
            <text:p>44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Signalling-control-ASE</text:p>
          </table:table-cell>
          <table:table-cell table:style-name="ce2" office:value-type="string">
            <text:p>signallingControlPackage</text:p>
          </table:table-cell>
          <table:table-cell office:value-type="string">
            <text:p>sendChargingInformation</text:p>
          </table:table-cell>
          <table:table-cell office:value-type="float" office:value="46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Specialized-resource-control-ASE</text:p>
          </table:table-cell>
          <table:table-cell table:style-name="ce2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office:value-type="string">
            <text:p>Cancel-ASE</text:p>
          </table:table-cell>
          <table:table-cell table:style-name="ce2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Activity-test-ASE</text:p>
          </table:table-cell>
          <table:table-cell table:style-name="ce2" office:value-type="string">
            <text:p>activityTestPackage (only CS1)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style-name="ce2"/>
          <table:table-cell table:number-columns-repeated="24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cphResponsePackage</text:p>
          </table:table-cell>
          <table:table-cell office:value-type="string">
            <text:p>continueWithArgument</text:p>
          </table:table-cell>
          <table:table-cell office:value-type="float" office:value="88">
            <text:p>88</text:p>
          </table:table-cell>
          <table:table-cell office:value-type="string">
            <text:p>disconnectLeg</text:p>
          </table:table-cell>
          <table:table-cell office:value-type="float" office:value="90">
            <text:p>90</text:p>
          </table:table-cell>
          <table:table-cell office:value-type="string">
            <text:p>mergeCallSegments</text:p>
          </table:table-cell>
          <table:table-cell table:style-name="ce16" office:value-type="float" office:value="91">
            <text:p>9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moveCallSegments</text:p>
          </table:table-cell>
          <table:table-cell table:style-name="ce16" office:value-type="float" office:value="92">
            <text:p>92</text:p>
          </table:table-cell>
          <table:table-cell office:value-type="string">
            <text:p>moveLeg</text:p>
          </table:table-cell>
          <table:table-cell office:value-type="float" office:value="93">
            <text:p>93</text:p>
          </table:table-cell>
          <table:table-cell office:value-type="string">
            <text:p>createCallSegmentAssociation</text:p>
          </table:table-cell>
          <table:table-cell table:style-name="ce16" office:value-type="float" office:value="89">
            <text:p>89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splitLeg</text:p>
          </table:table-cell>
          <table:table-cell office:value-type="float" office:value="95">
            <text:p>9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style-name="ce2" office:value-type="string">
            <text:p>exceptionInformPackage</text:p>
          </table:table-cell>
          <table:table-cell office:value-type="string">
            <text:p>entityReleased</text:p>
          </table:table-cell>
          <table:table-cell office:value-type="float" office:value="96">
            <text:p>96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/>
          <table:table-cell table:style-name="ce2"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6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6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6" office:value-type="float" office:value="108">
            <text:p>108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table:style-name="ce2"/>
          <table:table-cell office:value-type="string">
            <text:p>scriptEvent</text:p>
          </table:table-cell>
          <table:table-cell table:style-name="ce16" office:value-type="float" office:value="109">
            <text:p>109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style-name="ce2"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6" office:value-type="float" office:value="107">
            <text:p>107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SSF-call-processing-ASE</text:p>
          </table:table-cell>
          <table:table-cell table:style-name="ce2" office:value-type="string">
            <text:p>ssfCallProcessingPackage</text:p>
          </table:table-cell>
          <table:table-cell office:value-type="string">
            <text:p>collectInformation</text:p>
          </table:table-cell>
          <table:table-cell office:value-type="float" office:value="27">
            <text:p>27</text:p>
          </table:table-cell>
          <table:table-cell office:value-type="string">
            <text:p>continue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6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6" office:value-type="float" office:value="101">
            <text:p>10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SCP-to-SSP-traffic-management-AC</text:p>
          </table:table-cell>
          <table:table-cell office:value-type="string">
            <text:p>ACN = 0.4.0.1.1.1.4.0</text:p>
          </table:table-cell>
          <table:table-cell office:value-type="string">
            <text:p>inCs2ScfToSsfTrafficManagement</text:p>
          </table:table-cell>
          <table:table-cell/>
          <table:table-cell office:value-type="string">
            <text:p>dialogue initiated by SCF with CallGap</text:p>
          </table:table-cell>
          <table:table-cell table:number-columns-repeated="21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TrafficManagementAC</text:p>
          </table:table-cell>
          <table:table-cell office:value-type="string">
            <text:p>ACN = 0.4.0.1.1.20.3.10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1</text:p>
          </table:table-cell>
          <table:table-cell office:value-type="string">
            <text:p>Traffic-management-ASE</text:p>
          </table:table-cell>
          <table:table-cell office:value-type="string">
            <text:p>trafficManagementPackage</text:p>
          </table:table-cell>
          <table:table-cell office:value-type="string">
            <text:p>callGap</text:p>
          </table:table-cell>
          <table:table-cell office:value-type="float" office:value="41">
            <text:p>41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SCP-to-SSP-service-management-AC</text:p>
          </table:table-cell>
          <table:table-cell office:value-type="string">
            <text:p>ACN = 0.4.0.1.1.1.5.0</text:p>
          </table:table-cell>
          <table:table-cell office:value-type="string">
            <text:p>inCs2ScfToSsfServiceManagement</text:p>
          </table:table-cell>
          <table:table-cell/>
          <table:table-cell office:value-type="string">
            <text:p>dialogue initiated by SCF with Manage Trigger Data</text:p>
          </table:table-cell>
          <table:table-cell table:number-columns-repeated="21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ServiceManagementAC</text:p>
          </table:table-cell>
          <table:table-cell office:value-type="string">
            <text:p>ACN = 0.4.0.1.1.20.3.11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1</text:p>
          </table:table-cell>
          <table:table-cell office:value-type="string">
            <text:p>Service-management-ASE</text:p>
          </table:table-cell>
          <table:table-cell office:value-type="string">
            <text:p>serviceManagementActivatePackage</text:p>
          </table:table-cell>
          <table:table-cell office:value-type="string">
            <text:p>activateServiceFiltering</text:p>
          </table:table-cell>
          <table:table-cell table:style-name="ce16" office:value-type="float" office:value="42">
            <text:p>42</text:p>
          </table:table-cell>
          <table:table-cell office:value-type="string">
            <text:p>serviceFilteringResponse (only for CS1)</text:p>
          </table:table-cell>
          <table:table-cell table:style-name="ce16" office:value-type="float" office:value="43">
            <text:p>43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1">
          <table:table-cell/>
          <table:table-cell table:style-name="ce9" office:value-type="string">
            <text:p>CS1</text:p>
          </table:table-cell>
          <table:table-cell table:style-name="ce1" office:value-type="string">
            <text:p>Core-INAP-CS1-SSP-to-SCP-service-management-AC</text:p>
          </table:table-cell>
          <table:table-cell office:value-type="string">
            <text:p>ACN = 0.4.0.1.1.1.6.0</text:p>
          </table:table-cell>
          <table:table-cell office:value-type="string">
            <text:p>inCs2SsfToScfServiceManagement</text:p>
          </table:table-cell>
          <table:table-cell/>
          <table:table-cell office:value-type="string">
            <text:p>dialogue initiated/ended by SSF with ServiceFilteringResponse</text:p>
          </table:table-cell>
          <table:table-cell table:number-columns-repeated="21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cs2-ssf-scfServiceManagementAC</text:p>
          </table:table-cell>
          <table:table-cell office:value-type="string">
            <text:p>ACN = 0.4.0.1.1.20.3.7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1">
          <table:table-cell/>
          <table:table-cell table:style-name="ce9" office:value-type="string">
            <text:p>Only CS1</text:p>
          </table:table-cell>
          <table:table-cell office:value-type="string">
            <text:p>Service-management-ASE</text:p>
          </table:table-cell>
          <table:table-cell office:value-type="string">
            <text:p>serviceManagementActivatePackage</text:p>
          </table:table-cell>
          <table:table-cell office:value-type="string">
            <text:p>activateServiceFiltering</text:p>
          </table:table-cell>
          <table:table-cell table:style-name="ce16" office:value-type="float" office:value="42">
            <text:p>42</text:p>
          </table:table-cell>
          <table:table-cell office:value-type="string">
            <text:p>serviceFilteringResponse (only for CS1)</text:p>
          </table:table-cell>
          <table:table-cell table:style-name="ce16" office:value-type="float" office:value="43">
            <text:p>43</text:p>
          </table:table-cell>
          <table:table-cell table:number-columns-repeated="20"/>
        </table:table-row>
        <table:table-row table:style-name="ro1">
          <table:table-cell/>
          <table:table-cell table:style-name="ce9" office:value-type="string">
            <text:p>Only CS2</text:p>
          </table:table-cell>
          <table:table-cell/>
          <table:table-cell office:value-type="string">
            <text:p>serviceManagementResponsePackage</text:p>
          </table:table-cell>
          <table:table-cell office:value-type="string">
            <text:p>serviceFilteringResponse</text:p>
          </table:table-cell>
          <table:table-cell table:style-name="ce16" office:value-type="float" office:value="43">
            <text:p>4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TriggerManagementAC</text:p>
          </table:table-cell>
          <table:table-cell office:value-type="string">
            <text:p>ACN = 0.4.0.1.1.20.3.13</text:p>
          </table:table-cell>
          <table:table-cell office:value-type="string">
            <text:p>inCs2ScfToSsfTriggerManagement</text:p>
          </table:table-cell>
          <table:table-cell/>
          <table:table-cell office:value-type="string">
            <text:p>dialogue initiated by SCF with Manage Trigger Data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triggerManagementPackage</text:p>
          </table:table-cell>
          <table:table-cell office:value-type="string">
            <text:p>manageTriggerData</text:p>
          </table:table-cell>
          <table:table-cell table:style-name="ce16" office:value-type="float" office:value="97">
            <text:p>97</text:p>
          </table:table-cell>
          <table:table-cell table:number-columns-repeated="22"/>
        </table:table-row>
        <table:table-row table:style-name="ro1">
          <table:table-cell table:style-name="ce1"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srf-scf</text:p>
          </table:table-cell>
          <table:table-cell office:value-type="string">
            <text:p>ACN = 0.0.17.1228.2.3.14</text:p>
          </table:table-cell>
          <table:table-cell office:value-type="string">
            <text:p>srf-scf-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office:value-type="string">
            <text:p>SCF-SRF-activation-of-assist-ASE</text:p>
          </table:table-cell>
          <table:table-cell table:style-name="ce2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srf-scf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Specialized-resource-control-ASE</text:p>
          </table:table-cell>
          <table:table-cell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6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6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6" office:value-type="float" office:value="108">
            <text:p>108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scriptEvent</text:p>
          </table:table-cell>
          <table:table-cell table:style-name="ce16" office:value-type="float" office:value="109">
            <text:p>109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6" office:value-type="float" office:value="107">
            <text:p>107</text:p>
          </table:table-cell>
          <table:table-cell table:number-columns-repeated="22"/>
        </table:table-row>
        <table:table-row table:style-name="ro1">
          <table:table-cell table:style-name="ce2"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AccessAC</text:p>
          </table:table-cell>
          <table:table-cell office:value-type="string">
            <text:p>ACN = 0.0.17.1228.2.3.1</text:p>
          </table:table-cell>
          <table:table-cell office:value-type="string">
            <text:p>dap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AccessWith3seAC</text:p>
          </table:table-cell>
          <table:table-cell office:value-type="string">
            <text:p>ACN = 0.0.17.1228.2.3.2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/>
          <table:table-cell table:style-name="ce2" office:value-type="string">
            <text:p>searchPackage</text:p>
          </table:table-cell>
          <table:table-cell office:value-type="string">
            <text:p>search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/>
          <table:table-cell office:value-type="string">
            <text:p>modifyPackage</text:p>
          </table:table-cell>
          <table:table-cell office:value-type="string">
            <text:p>addEntry</text:p>
          </table:table-cell>
          <table:table-cell/>
          <table:table-cell office:value-type="string">
            <text:p>removeEntry</text:p>
          </table:table-cell>
          <table:table-cell/>
          <table:table-cell office:value-type="string">
            <text:p>modifyEntry</text:p>
          </table:table-cell>
          <table:table-cell table:number-columns-repeated="19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ExtendedDirectoryAccessAC</text:p>
          </table:table-cell>
          <table:table-cell office:value-type="string">
            <text:p>ACN = 0.0.17.1228.2.3.3</text:p>
          </table:table-cell>
          <table:table-cell office:value-type="string">
            <text:p>dapExecute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ExtendedDirectoryAccessWith3seAC</text:p>
          </table:table-cell>
          <table:table-cell office:value-type="string">
            <text:p>ACN = 0.0.17.1228.2.3.27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/>
          <table:table-cell table:style-name="ce2" office:value-type="string">
            <text:p>searchPackage</text:p>
          </table:table-cell>
          <table:table-cell office:value-type="string">
            <text:p>search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/>
          <table:table-cell office:value-type="string">
            <text:p>modifyPackage</text:p>
          </table:table-cell>
          <table:table-cell office:value-type="string">
            <text:p>addEntry</text:p>
          </table:table-cell>
          <table:table-cell/>
          <table:table-cell office:value-type="string">
            <text:p>removeEntry</text:p>
          </table:table-cell>
          <table:table-cell/>
          <table:table-cell office:value-type="string">
            <text:p>modifyEntry</text:p>
          </table:table-cell>
          <table:table-cell table:number-columns-repeated="19"/>
        </table:table-row>
        <table:table-row table:style-name="ro1">
          <table:table-cell/>
          <table:table-cell table:style-name="ce9"/>
          <table:table-cell/>
          <table:table-cell office:value-type="string">
            <text:p>executePackage</text:p>
          </table:table-cell>
          <table:table-cell office:value-type="string">
            <text:p>execute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SystemAC</text:p>
          </table:table-cell>
          <table:table-cell office:value-type="string">
            <text:p>ACN = 0.0.17.1228.2.3.15</text:p>
          </table:table-cell>
          <table:table-cell office:value-type="string">
            <text:p>dsp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SystemWith3seAC</text:p>
          </table:table-cell>
          <table:table-cell office:value-type="string">
            <text:p>ACN = 0.0.17.1228.2.3.18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???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SupplierInitiatedAC</text:p>
          </table:table-cell>
          <table:table-cell office:value-type="string">
            <text:p>ACN = 0.0.17.1228.2.3.16</text:p>
          </table:table-cell>
          <table:table-cell office:value-type="string">
            <text:p>shadowSupplier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SupplierInitiatedWith3seAC</text:p>
          </table:table-cell>
          <table:table-cell office:value-type="string">
            <text:p>ACN = 0.0.17.1228.2.3.19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shadowSupplierPackage</text:p>
          </table:table-cell>
          <table:table-cell office:value-type="string">
            <text:p>coordinateShadowUpdate</text:p>
          </table:table-cell>
          <table:table-cell/>
          <table:table-cell office:value-type="string">
            <text:p>updateShadow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ConsumerInitiatedAC</text:p>
          </table:table-cell>
          <table:table-cell office:value-type="string">
            <text:p>ACN = 0.0.17.1228.2.3.17</text:p>
          </table:table-cell>
          <table:table-cell office:value-type="string">
            <text:p>shadowConsumer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ConsumerInitiatedWith3seAC</text:p>
          </table:table-cell>
          <table:table-cell office:value-type="string">
            <text:p>ACN = 0.0.17.1228.2.3.20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shadowConsumerPackage</text:p>
          </table:table-cell>
          <table:table-cell office:value-type="string">
            <text:p>requestShadowUpdate</text:p>
          </table:table-cell>
          <table:table-cell/>
          <table:table-cell office:value-type="string">
            <text:p>updateShadow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scf-scfOperationsAC</text:p>
          </table:table-cell>
          <table:table-cell office:value-type="string">
            <text:p>ACN = 0.0.17.1228.2.3.21</text:p>
          </table:table-cell>
          <table:table-cell office:value-type="string">
            <text:p>scf-scf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scf-scfOperationsWith3seAC</text:p>
          </table:table-cell>
          <table:table-cell office:value-type="string">
            <text:p>ACN = 0.0.17.1228.2.3.23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table:style-name="ce13" office:value-type="string">
            <text:p>scf-scfConnectionPackage</text:p>
          </table:table-cell>
          <table:table-cell office:value-type="string">
            <text:p>scfBind</text:p>
          </table:table-cell>
          <table:table-cell/>
          <table:table-cell office:value-type="string">
            <text:p>scfUnbind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handlingInformationPackage</text:p>
          </table:table-cell>
          <table:table-cell office:value-type="string">
            <text:p>handlingInformationRequest</text:p>
          </table:table-cell>
          <table:table-cell table:style-name="ce16" office:value-type="float" office:value="113">
            <text:p>113</text:p>
          </table:table-cell>
          <table:table-cell office:value-type="string">
            <text:p>handlingInformationResult</text:p>
          </table:table-cell>
          <table:table-cell table:style-name="ce16" office:value-type="float" office:value="114">
            <text:p>114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chargingInformationPackage</text:p>
          </table:table-cell>
          <table:table-cell office:value-type="string">
            <text:p>establishChargingRecord</text:p>
          </table:table-cell>
          <table:table-cell table:style-name="ce16" office:value-type="float" office:value="112">
            <text:p>112</text:p>
          </table:table-cell>
          <table:table-cell office:value-type="string">
            <text:p>confirmedReportChargingInformation</text:p>
          </table:table-cell>
          <table:table-cell table:style-name="ce16" office:value-type="float" office:value="119">
            <text:p>119</text:p>
          </table:table-cell>
          <table:table-cell office:value-type="string">
            <text:p>reportChargingInformation</text:p>
          </table:table-cell>
          <table:table-cell table:style-name="ce16" office:value-type="float" office:value="120">
            <text:p>120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networkCapabilityPackage</text:p>
          </table:table-cell>
          <table:table-cell office:value-type="string">
            <text:p>networkCapability</text:p>
          </table:table-cell>
          <table:table-cell table:style-name="ce16" office:value-type="float" office:value="115">
            <text:p>11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notificationPackage</text:p>
          </table:table-cell>
          <table:table-cell office:value-type="string">
            <text:p>requestNotification</text:p>
          </table:table-cell>
          <table:table-cell table:style-name="ce16" office:value-type="float" office:value="121">
            <text:p>121</text:p>
          </table:table-cell>
          <table:table-cell office:value-type="string">
            <text:p>notificationProvided</text:p>
          </table:table-cell>
          <table:table-cell table:style-name="ce16" office:value-type="float" office:value="116">
            <text:p>116</text:p>
          </table:table-cell>
          <table:table-cell office:value-type="string">
            <text:p>confirmedNotificationProvided</text:p>
          </table:table-cell>
          <table:table-cell table:style-name="ce16" office:value-type="float" office:value="117">
            <text:p>117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userInformationPackage</text:p>
          </table:table-cell>
          <table:table-cell office:value-type="string">
            <text:p>provideUserInformation</text:p>
          </table:table-cell>
          <table:table-cell table:style-name="ce16" office:value-type="float" office:value="118">
            <text:p>118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distributedSCFSystemAC</text:p>
          </table:table-cell>
          <table:table-cell office:value-type="string">
            <text:p>ACN = 0.0.17.1228.2.3.22</text:p>
          </table:table-cell>
          <table:table-cell office:value-type="string">
            <text:p>dssp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" office:value-type="string">
            <text:p>distributedSCFSystemWith3seAC</text:p>
          </table:table-cell>
          <table:table-cell office:value-type="string">
            <text:p>ACN = 0.0.17.1228.2.3.24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table:style-name="ce13" office:value-type="string">
            <text:p>dsspConnectionPackage</text:p>
          </table:table-cell>
          <table:table-cell office:value-type="string">
            <text:p>scfBind</text:p>
          </table:table-cell>
          <table:table-cell/>
          <table:table-cell office:value-type="string">
            <text:p>scfUnbind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chainedSCFOperationPackage</text:p>
          </table:table-cell>
          <table:table-cell office:value-type="string">
            <text:p>chainedHandlingInformationRequest</text:p>
          </table:table-cell>
          <table:table-cell/>
          <table:table-cell office:value-type="string">
            <text:p>chainedNotificationProvided</text:p>
          </table:table-cell>
          <table:table-cell/>
          <table:table-cell office:value-type="string">
            <text:p>chainedConfirmedNotificationProvided</text:p>
          </table:table-cell>
          <table:table-cell table:number-columns-repeated="19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chainedReportChargingInformation</text:p>
          </table:table-cell>
          <table:table-cell/>
          <table:table-cell office:value-type="string">
            <text:p>chainedConfirmedReportChargingInformation</text:p>
          </table:table-cell>
          <table:table-cell/>
          <table:table-cell office:value-type="string">
            <text:p>chainedEstablishChargingRecord</text:p>
          </table:table-cell>
          <table:table-cell table:number-columns-repeated="19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chainedHandlingInformationResult</text:p>
          </table:table-cell>
          <table:table-cell/>
          <table:table-cell office:value-type="string">
            <text:p>chainedNetworkCapability</text:p>
          </table:table-cell>
          <table:table-cell/>
          <table:table-cell office:value-type="string">
            <text:p>chainedProvideUserInformation</text:p>
          </table:table-cell>
          <table:table-cell table:number-columns-repeated="19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chainedRequestNotification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scf-cusf</text:p>
          </table:table-cell>
          <table:table-cell office:value-type="string">
            <text:p>ACN = 0.4.0.1.1.20.3.25</text:p>
          </table:table-cell>
          <table:table-cell office:value-type="string">
            <text:p>scf-cusf-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style-name="ce13" office:value-type="string">
            <text:p>emptyConnectionPackage</text:p>
          </table:table-cell>
          <table:table-cell office:value-type="string">
            <text:p>emptyBind</text:p>
          </table:table-cell>
          <table:table-cell/>
          <table:table-cell office:value-type="string">
            <text:p>inEmptyUnbind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16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6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6" office:value-type="float" office:value="101">
            <text:p>10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basic-scf-cusf-package</text:p>
          </table:table-cell>
          <table:table-cell office:value-type="string">
            <text:p>initiateAssociation</text:p>
          </table:table-cell>
          <table:table-cell table:style-name="ce16" office:value-type="float" office:value="123">
            <text:p>123</text:p>
          </table:table-cell>
          <table:table-cell office:value-type="string">
            <text:p>releaseAssociation</text:p>
          </table:table-cell>
          <table:table-cell table:style-name="ce16" office:value-type="float" office:value="126">
            <text:p>126</text:p>
          </table:table-cell>
          <table:table-cell office:value-type="string">
            <text:p>requestReportBCUSMEvent</text:p>
          </table:table-cell>
          <table:table-cell table:style-name="ce16" office:value-type="float" office:value="127">
            <text:p>127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connectAssociation</text:p>
          </table:table-cell>
          <table:table-cell table:style-name="ce16" office:value-type="float" office:value="132">
            <text:p>132</text:p>
          </table:table-cell>
          <table:table-cell office:value-type="string">
            <text:p>continueAssociation</text:p>
          </table:table-cell>
          <table:table-cell table:style-name="ce16" office:value-type="float" office:value="133">
            <text:p>133</text:p>
          </table:table-cell>
          <table:table-cell office:value-type="string">
            <text:p>eventReportBCUSM</text:p>
          </table:table-cell>
          <table:table-cell table:style-name="ce16" office:value-type="float" office:value="134">
            <text:p>134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cusf-scf</text:p>
          </table:table-cell>
          <table:table-cell office:value-type="string">
            <text:p>ACN = 0.4.0.1.1.20.3.26</text:p>
          </table:table-cell>
          <table:table-cell office:value-type="string">
            <text:p>cusf-scf-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style-name="ce13" office:value-type="string">
            <text:p>emptyConnectionPackage</text:p>
          </table:table-cell>
          <table:table-cell office:value-type="string">
            <text:p>emptyBind</text:p>
          </table:table-cell>
          <table:table-cell/>
          <table:table-cell office:value-type="string">
            <text:p>inEmptyUnbind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16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6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6" office:value-type="float" office:value="101">
            <text:p>10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basic-cusf-scf-package</text:p>
          </table:table-cell>
          <table:table-cell office:value-type="string">
            <text:p>eventReportBCUSM</text:p>
          </table:table-cell>
          <table:table-cell table:style-name="ce16" office:value-type="float" office:value="134">
            <text:p>134</text:p>
          </table:table-cell>
          <table:table-cell office:value-type="string">
            <text:p>initialAssociationDP</text:p>
          </table:table-cell>
          <table:table-cell table:style-name="ce16" office:value-type="float" office:value="131">
            <text:p>131</text:p>
          </table:table-cell>
          <table:table-cell office:value-type="string">
            <text:p>releaseAssociation</text:p>
          </table:table-cell>
          <table:table-cell table:style-name="ce16" office:value-type="float" office:value="126">
            <text:p>126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requestReportBCUSMEvent</text:p>
          </table:table-cell>
          <table:table-cell table:style-name="ce16" office:value-type="float" office:value="127">
            <text:p>127</text:p>
          </table:table-cell>
          <table:table-cell office:value-type="string">
            <text:p>connectAssociation</text:p>
          </table:table-cell>
          <table:table-cell table:style-name="ce16" office:value-type="float" office:value="132">
            <text:p>132</text:p>
          </table:table-cell>
          <table:table-cell office:value-type="string">
            <text:p>continueAssociation</text:p>
          </table:table-cell>
          <table:table-cell table:style-name="ce16" office:value-type="float" office:value="133">
            <text:p>133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ce9"/>
          <table:table-cell table:style-name="ce10"/>
          <table:table-cell table:number-columns-repeated="25"/>
        </table:table-row>
        <table:table-row table:style-name="ro1" table:number-rows-repeated="104838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imitiv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ervic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Fully</text:p>
          </table:table-cell>
          <table:table-cell office:value-type="string">
            <text:p>Partly</text:p>
          </table:table-cell>
          <table:table-cell office:value-type="string">
            <text:p>No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imitiv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8" office:value-type="string">
            <text:p>BearerCapability</text:p>
          </table:table-cell>
          <table:table-cell table:style-name="ce37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9" office:value-type="string">
            <text:p>BothwayThroughConnectionInd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>
            <text:p>CriticalityType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ExtensionField</text:p>
          </table:table-cell>
          <table:table-cell table:style-name="ce37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9" office:value-type="string">
            <text:p>EventTypeBCSM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INAPExtensions</text:p>
          </table:table-cell>
          <table:table-cell table:style-name="ce37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0" office:value-type="string">
            <text:p>LegID</text:p>
          </table:table-cell>
          <table:table-cell table:style-name="ce37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>
            <text:p>LegType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30" office:value-type="string">
            <text:p>MiscCallInfo</text:p>
          </table:table-cell>
          <table:table-cell table:style-name="ce37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>
            <text:p>MiscCallInfoDpAssignment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>
            <text:p>MiscCallInfoMessageType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>
            <text:p>TerminalType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8"/>
          <table:table-cell table:style-name="ce37"/>
          <table:table-cell table:number-columns-repeated="4"/>
        </table:table-row>
        <table:table-row table:style-name="ro1">
          <table:table-cell office:value-type="string">
            <text:p>isup</text:p>
          </table:table-cell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2">
          <table:table-cell/>
          <table:table-cell table:style-name="ce28" office:value-type="string">
            <text:p>BearerC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ere we have not implemented ISDN <text:span text:style-name="T1">BearerCapability subparameter</text:span></text:p>
          </table:table-cell>
        </table:table-row>
        <table:table-row table:style-name="ro1">
          <table:table-cell/>
          <table:table-cell table:style-name="ce28" office:value-type="string">
            <text:p>CalledPartyNumber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8" office:value-type="string">
            <text:p>CallingPartyNumber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9" office:value-type="string">
            <text:p>CallingPartysCategoryInap</text:p>
          </table:table-cell>
          <table:table-cell table:style-name="ce37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Cause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8" office:value-type="string">
            <text:p>Digits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8" office:value-type="string">
            <text:p>ForwardCallIndicators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This ISUP parameter is not yet tested !!!!</text:p>
          </table:table-cell>
        </table:table-row>
        <table:table-row table:style-name="ro1">
          <table:table-cell/>
          <table:table-cell table:style-name="ce28" office:value-type="string">
            <text:p>ForwardGVNS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8" office:value-type="string">
            <text:p>GenericNumber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This ISUP parameter is not yet tested !!!!</text:p>
          </table:table-cell>
        </table:table-row>
        <table:table-row table:style-name="ro1">
          <table:table-cell/>
          <table:table-cell table:style-name="ce31" office:value-type="string">
            <text:p>HighLayerCompatibilityInap</text:p>
          </table:table-cell>
          <table:table-cell table:style-name="ce37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8" office:value-type="string">
            <text:p>ISDNAccessRelatedInformation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This ISUP parameter is not yet tested !!!!</text:p>
          </table:table-cell>
        </table:table-row>
        <table:table-row table:style-name="ro1">
          <table:table-cell/>
          <table:table-cell table:style-name="ce28" office:value-type="string">
            <text:p>LocationNumber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8" office:value-type="string">
            <text:p>OriginalCalledNumber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8" office:value-type="string">
            <text:p>RedirectingPartyID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1" office:value-type="string">
            <text:p>RedirectionInformationInap</text:p>
          </table:table-cell>
          <table:table-cell table:style-name="ce37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TmrInap</text:p>
          </table:table-cell>
          <table:table-cell table:style-name="ce37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This ISUP parameter is not yet tested !!!!</text:p>
          </table:table-cell>
        </table:table-row>
        <table:table-row table:style-name="ro1">
          <table:table-cell/>
          <table:table-cell table:style-name="ce28"/>
          <table:table-cell table:style-name="ce37"/>
          <table:table-cell table:number-columns-repeated="4"/>
        </table:table-row>
        <table:table-row table:style-name="ro1">
          <table:table-cell table:style-name="ce27" office:value-type="string">
            <text:p>circuitSwitchedCall</text:p>
          </table:table-cell>
          <table:table-cell table:style-name="ce27"/>
          <table:table-cell table:style-name="ce37"/>
          <table:table-cell table:number-columns-repeated="4"/>
        </table:table-row>
        <table:table-row table:style-name="ro1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/>
          <table:table-cell table:style-name="ce28" office:value-type="string">
            <text:p>BackwardServiceInteractionInd</text:p>
          </table:table-cell>
          <table:table-cell table:style-name="ce37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9" office:value-type="string">
            <text:p>CallCompletionTreatmentIndicator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8" office:value-type="string">
            <text:p>CalledPartyBCDNumber</text:p>
          </table:table-cell>
          <table:table-cell table:style-name="ce37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9" office:value-type="string">
            <text:p>CallDiversionTreatmentIndicator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9" office:value-type="string">
            <text:p>CallOfferingTreatmentIndicator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CallingPartyBusinessGroupID</text:p>
          </table:table-cell>
          <table:table-cell table:style-name="ce37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9" office:value-type="string">
            <text:p>CallingPartyRestrictionIndicator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Carrier</text:p>
          </table:table-cell>
          <table:table-cell table:style-name="ce37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9" office:value-type="string">
            <text:p>CGEncountered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9" office:value-type="string">
            <text:p>ConferenceTreatmentIndicator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>
            <text:p>ConnectedNumberTreatmentInd</text:p>
          </table:table-cell>
          <table:table-cell table:style-name="ce37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Entry</text:p>
          </table:table-cell>
          <table:table-cell table:style-name="ce37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8" office:value-type="string">
            <text:p>ForwardServiceInteractionInd</text:p>
          </table:table-cell>
          <table:table-cell table:style-name="ce37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8" office:value-type="string">
            <text:p>GenericNumbers</text:p>
          </table:table-cell>
          <table:table-cell table:style-name="ce37" office:value-type="string">
            <text:p>SET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8" office:value-type="string">
            <text:p>INServiceCompatibilityIndication</text:p>
          </table:table-cell>
          <table:table-cell table:style-name="ce37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8" office:value-type="string">
            <text:p>IPAvailable</text:p>
          </table:table-cell>
          <table:table-cell table:style-name="ce37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8" office:value-type="string">
            <text:p>IPSSPCapabilities</text:p>
          </table:table-cell>
          <table:table-cell table:style-name="ce37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8" office:value-type="string">
            <text:p>ServiceInteractionIndicators</text:p>
          </table:table-cell>
          <table:table-cell table:style-name="ce37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8" office:value-type="string">
            <text:p>ServiceInteractionIndicatorsTwo</text:p>
          </table:table-cell>
          <table:table-cell table:style-name="ce37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8" office:value-type="string">
            <text:p>USIInformation</text:p>
          </table:table-cell>
          <table:table-cell table:style-name="ce37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8" office:value-type="string">
            <text:p>USIServiceIndicator</text:p>
          </table:table-cell>
          <table:table-cell table:style-name="ce37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30"/>
          <table:table-cell table:style-name="ce37"/>
          <table:table-cell table:number-columns-repeated="4"/>
        </table:table-row>
        <table:table-row table:style-name="ro1">
          <table:table-cell/>
          <table:table-cell table:style-name="ce32"/>
          <table:table-cell table:style-name="ce37"/>
          <table:table-cell table:number-columns-repeated="4"/>
        </table:table-row>
        <table:table-row table:style-name="ro1" table:number-rows-repeated="2">
          <table:table-cell/>
          <table:table-cell table:style-name="ce30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formula="of:=SUM([.D9:.D69])" office:value-type="float" office:value="19">
            <text:p>19</text:p>
          </table:table-cell>
          <table:table-cell table:formula="of:=SUM([.E9:.E69])" office:value-type="float" office:value="0">
            <text:p>0</text:p>
          </table:table-cell>
          <table:table-cell table:formula="of:=SUM([.F9:.F69])" office:value-type="float" office:value="30">
            <text:p>30</text:p>
          </table:table-cell>
          <table:table-cell/>
        </table:table-row>
        <table:table-row table:style-name="ro1">
          <table:table-cell/>
          <table:table-cell table:style-name="ce27"/>
          <table:table-cell table:number-columns-repeated="5"/>
        </table:table-row>
        <table:table-row table:style-name="ro1">
          <table:table-cell table:style-name="ce27"/>
          <table:table-cell table:number-columns-repeated="6"/>
        </table:table-row>
        <table:table-row table:style-name="ro1" table:number-rows-repeated="2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 table:number-rows-repeated="5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3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0"/>
          <table:table-cell table:style-name="ce37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 table:number-rows-repeated="2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>
          <table:table-cell/>
          <table:table-cell table:style-name="ce30"/>
          <table:table-cell table:style-name="ce37"/>
          <table:table-cell table:number-columns-repeated="4"/>
        </table:table-row>
        <table:table-row table:style-name="ro1">
          <table:table-cell/>
          <table:table-cell table:style-name="ce33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7"/>
          <table:table-cell table:number-columns-repeated="6"/>
        </table:table-row>
        <table:table-row table:style-name="ro1" table:number-rows-repeated="6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7"/>
          <table:table-cell table:number-columns-repeated="6"/>
        </table:table-row>
        <table:table-row table:style-name="ro1" table:number-rows-repeated="4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7"/>
          <table:table-cell table:number-columns-repeated="6"/>
        </table:table-row>
        <table:table-row table:style-name="ro1" table:number-rows-repeated="8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7"/>
          <table:table-cell table:number-columns-repeated="6"/>
        </table:table-row>
        <table:table-row table:style-name="ro1" table:number-rows-repeated="9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7"/>
          <table:table-cell table:number-columns-repeated="6"/>
        </table:table-row>
        <table:table-row table:style-name="ro1" table:number-rows-repeated="3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 table:number-rows-repeated="3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0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 table:number-rows-repeated="2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4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 table:number-rows-repeated="2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 table:number-rows-repeated="4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 table:number-rows-repeated="2">
          <table:table-cell table:style-name="ce27"/>
          <table:table-cell table:style-name="ce31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0"/>
          <table:table-cell table:style-name="ce37"/>
          <table:table-cell table:number-columns-repeated="4"/>
        </table:table-row>
        <table:table-row table:style-name="ro1">
          <table:table-cell table:style-name="ce27"/>
          <table:table-cell table:style-name="ce33"/>
          <table:table-cell table:style-name="ce37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34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27"/>
          <table:table-cell table:style-name="ce37"/>
          <table:table-cell table:number-columns-repeated="4"/>
        </table:table-row>
        <table:table-row table:style-name="ro1" table:number-rows-repeated="3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34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 table:number-rows-repeated="2">
          <table:table-cell/>
          <table:table-cell table:style-name="ce27"/>
          <table:table-cell table:style-name="ce37"/>
          <table:table-cell table:number-columns-repeated="4"/>
        </table:table-row>
        <table:table-row table:style-name="ro1" table:number-rows-repeated="2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/>
          <table:table-cell table:style-name="ce35"/>
          <table:table-cell table:style-name="ce37"/>
          <table:table-cell table:number-columns-repeated="4"/>
        </table:table-row>
        <table:table-row table:style-name="ro1">
          <table:table-cell/>
          <table:table-cell table:style-name="ce30"/>
          <table:table-cell table:style-name="ce37"/>
          <table:table-cell table:number-columns-repeated="4"/>
        </table:table-row>
        <table:table-row table:style-name="ro1" table:number-rows-repeated="2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36"/>
          <table:table-cell table:style-name="ce37"/>
          <table:table-cell table:number-columns-repeated="4"/>
        </table:table-row>
        <table:table-row table:style-name="ro1">
          <table:table-cell/>
          <table:table-cell table:style-name="ce34"/>
          <table:table-cell table:style-name="ce37"/>
          <table:table-cell table:number-columns-repeated="4"/>
        </table:table-row>
        <table:table-row table:style-name="ro1" table:number-rows-repeated="2">
          <table:table-cell/>
          <table:table-cell table:style-name="ce30"/>
          <table:table-cell table:style-name="ce37"/>
          <table:table-cell table:number-columns-repeated="4"/>
        </table:table-row>
        <table:table-row table:style-name="ro1" table:number-rows-repeated="6">
          <table:table-cell/>
          <table:table-cell table:style-name="ce31"/>
          <table:table-cell table:style-name="ce37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 table:number-rows-repeated="14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 table:number-rows-repeated="2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 table:number-rows-repeated="8">
          <table:table-cell/>
          <table:table-cell table:style-name="ce27"/>
          <table:table-cell table:style-name="ce37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>
          <table:table-cell/>
          <table:table-cell table:style-name="ce27"/>
          <table:table-cell table:style-name="ce37"/>
          <table:table-cell table:number-columns-repeated="4"/>
        </table:table-row>
        <table:table-row table:style-name="ro1">
          <table:table-cell/>
          <table:table-cell table:style-name="ce31"/>
          <table:table-cell table:style-name="ce37"/>
          <table:table-cell table:number-columns-repeated="4"/>
        </table:table-row>
        <table:table-row table:style-name="ro1" table:number-rows-repeated="8">
          <table:table-cell/>
          <table:table-cell table:style-name="ce27"/>
          <table:table-cell table:style-name="ce37"/>
          <table:table-cell table:number-columns-repeated="4"/>
        </table:table-row>
        <table:table-row table:style-name="ro1" table:number-rows-repeated="1048339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" style:display-name="20% - Акцент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" style:display-name="20% - Акцент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" style:display-name="20% - Акцент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" style:display-name="2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" style:display-name="20% - Акцент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" style:display-name="20% - Акцент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" style:display-name="40% - Акцент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" style:display-name="40% - Акцент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" style:display-name="40% - Акцент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" style:display-name="4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" style:display-name="40% - Акцент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" style:display-name="40% - Акцент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" style:display-name="60% - Акцент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" style:display-name="60% - Акцент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" style:display-name="60% - Акцент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" style:display-name="60% - 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" style:display-name="60% - 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" style:display-name="60% - Акцент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" style:display-name="Акцент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" style:display-name="Акцент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" style:display-name="Акцент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" style:display-name="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" style:display-name="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" style:display-name="Акцент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" style:display-name="Ввод 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" style:display-name="Вывод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" style:display-name="Вычисление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" style:display-name="Заголовок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" style:display-name="Заголовок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" style:display-name="Заголовок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" style:display-name="Заголовок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" style:display-name="Итог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" style:display-name="Контрольная ячейка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" style:display-name="Название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" style:display-name="Нейтральный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" style:display-name="Плохой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" style:display-name="Пояснение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" style:display-name="Примечание 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" style:display-name="Связанная ячейка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" style:display-name="Текст предупреждения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" style:display-name="Хороший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" style:display-name="20% - Акцент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" style:display-name="20% - Акцент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" style:display-name="20% - Акцент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" style:display-name="2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" style:display-name="20% - Акцент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" style:display-name="20% - Акцент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" style:display-name="40% - Акцент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" style:display-name="40% - Акцент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" style:display-name="40% - Акцент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" style:display-name="4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" style:display-name="40% - Акцент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" style:display-name="40% - Акцент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" style:display-name="60% - Акцент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" style:display-name="60% - Акцент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" style:display-name="60% - Акцент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" style:display-name="60% - 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" style:display-name="60% - 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" style:display-name="60% - Акцент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" style:display-name="Акцент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" style:display-name="Акцент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" style:display-name="Акцент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" style:display-name="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" style:display-name="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" style:display-name="Акцент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" style:display-name="Ввод 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" style:display-name="Вывод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" style:display-name="Вычисление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" style:display-name="Заголовок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" style:display-name="Заголовок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" style:display-name="Заголовок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" style:display-name="Заголовок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" style:display-name="Итог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" style:display-name="Контрольная ячейка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" style:display-name="Название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" style:display-name="Нейтральный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" style:display-name="Плохой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" style:display-name="Пояснение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" style:display-name="Примечание 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" style:display-name="Связанная ячейка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" style:display-name="Текст предупреждения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" style:display-name="Хороший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6" style:display-name="20% - Акцент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6" style:display-name="20% - Акцент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6" style:display-name="20% - Акцент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6" style:display-name="2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6" style:display-name="20% - Акцент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6" style:display-name="20% - Акцент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6" style:display-name="40% - Акцент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6" style:display-name="40% - Акцент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6" style:display-name="40% - Акцент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6" style:display-name="4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6" style:display-name="40% - Акцент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6" style:display-name="40% - Акцент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6" style:display-name="60% - Акцент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6" style:display-name="60% - Акцент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6" style:display-name="60% - Акцент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6" style:display-name="60% - 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6" style:display-name="60% - 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6" style:display-name="60% - Акцент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6" style:display-name="Акцент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6" style:display-name="Акцент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6" style:display-name="Акцент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6" style:display-name="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6" style:display-name="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6" style:display-name="Акцент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6" style:display-name="Ввод 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6" style:display-name="Вывод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6" style:display-name="Вычисление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6" style:display-name="Заголовок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6" style:display-name="Заголовок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6" style:display-name="Заголовок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6" style:display-name="Заголовок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6" style:display-name="Итог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6" style:display-name="Контрольная ячейка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6" style:display-name="Название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6" style:display-name="Нейтральный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6" style:display-name="Плохой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6" style:display-name="Пояснение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6" style:display-name="Примечание 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6" style:display-name="Связанная ячейка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6" style:display-name="Текст предупреждения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6" style:display-name="Хороший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7" style:display-name="20% - Акцент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7" style:display-name="20% - Акцент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7" style:display-name="20% - Акцент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7" style:display-name="2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7" style:display-name="20% - Акцент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7" style:display-name="20% - Акцент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7" style:display-name="40% - Акцент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7" style:display-name="40% - Акцент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7" style:display-name="40% - Акцент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7" style:display-name="4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7" style:display-name="40% - Акцент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7" style:display-name="40% - Акцент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7" style:display-name="60% - Акцент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7" style:display-name="60% - Акцент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7" style:display-name="60% - Акцент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7" style:display-name="60% - 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7" style:display-name="60% - 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7" style:display-name="60% - Акцент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7" style:display-name="Акцент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7" style:display-name="Акцент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7" style:display-name="Акцент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7" style:display-name="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7" style:display-name="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7" style:display-name="Акцент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7" style:display-name="Ввод  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7" style:display-name="Вывод 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7" style:display-name="Вычисление 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7" style:display-name="Заголовок 1 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7" style:display-name="Заголовок 2 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7" style:display-name="Заголовок 3 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7" style:display-name="Заголовок 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7" style:display-name="Итог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7" style:display-name="Контрольная ячейка 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7" style:display-name="Название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7" style:display-name="Нейтральный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7" style:display-name="Плохой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7" style:display-name="Пояснение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7" style:display-name="Примечание 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7" style:display-name="Связанная ячейка 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7" style:display-name="Текст предупреждения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7" style:display-name="Хороший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8" style:display-name="20% - Акцент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8" style:display-name="20% - Акцент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8" style:display-name="20% - Акцент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8" style:display-name="2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8" style:display-name="20% - Акцент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8" style:display-name="20% - Акцент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8" style:display-name="40% - Акцент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8" style:display-name="40% - Акцент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8" style:display-name="40% - Акцент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8" style:display-name="4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8" style:display-name="40% - Акцент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8" style:display-name="40% - Акцент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8" style:display-name="60% - Акцент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8" style:display-name="60% - Акцент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8" style:display-name="60% - Акцент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8" style:display-name="60% - 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8" style:display-name="60% - 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8" style:display-name="60% - Акцент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8" style:display-name="Акцент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8" style:display-name="Акцент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8" style:display-name="Акцент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8" style:display-name="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8" style:display-name="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8" style:display-name="Акцент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8" style:display-name="Ввод  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8" style:display-name="Вывод 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8" style:display-name="Вычисление 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8" style:display-name="Заголовок 1 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8" style:display-name="Заголовок 2 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8" style:display-name="Заголовок 3 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8" style:display-name="Заголовок 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8" style:display-name="Итог 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8" style:display-name="Контрольная ячейка 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8" style:display-name="Название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8" style:display-name="Нейтральный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8" style:display-name="Плохой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8" style:display-name="Пояснение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8" style:display-name="Примечание 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8" style:display-name="Связанная ячейка 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8" style:display-name="Текст предупреждения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8" style:display-name="Хороший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9" style:display-name="20% - Акцент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9" style:display-name="20% - Акцент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9" style:display-name="20% - Акцент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9" style:display-name="2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9" style:display-name="20% - Акцент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9" style:display-name="20% - Акцент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9" style:display-name="40% - Акцент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9" style:display-name="40% - Акцент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9" style:display-name="40% - Акцент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9" style:display-name="4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9" style:display-name="40% - Акцент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9" style:display-name="40% - Акцент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9" style:display-name="60% - Акцент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9" style:display-name="60% - Акцент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9" style:display-name="60% - Акцент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9" style:display-name="60% - 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9" style:display-name="60% - 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9" style:display-name="60% - Акцент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9" style:display-name="Акцент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9" style:display-name="Акцент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9" style:display-name="Акцент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9" style:display-name="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9" style:display-name="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9" style:display-name="Акцент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9" style:display-name="Ввод  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9" style:display-name="Вывод 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9" style:display-name="Вычисление 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9" style:display-name="Заголовок 1 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9" style:display-name="Заголовок 2 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9" style:display-name="Заголовок 3 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9" style:display-name="Заголовок 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9" style:display-name="Итог 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9" style:display-name="Контрольная ячейка 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9" style:display-name="Название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9" style:display-name="Нейтральный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9" style:display-name="Плохой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9" style:display-name="Пояснение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9" style:display-name="Примечание 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9" style:display-name="Связанная ячейка 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9" style:display-name="Текст предупреждения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9" style:display-name="Хороший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0" style:display-name="20% - Акцент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0" style:display-name="20% - Акцент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0" style:display-name="20% - Акцент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0" style:display-name="2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0" style:display-name="20% - Акцент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0" style:display-name="20% - Акцент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0" style:display-name="40% - Акцент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0" style:display-name="40% - Акцент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0" style:display-name="40% - Акцент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0" style:display-name="4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0" style:display-name="40% - Акцент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0" style:display-name="40% - Акцент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0" style:display-name="60% - Акцент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0" style:display-name="60% - Акцент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0" style:display-name="60% - Акцент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0" style:display-name="60% - 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0" style:display-name="60% - 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0" style:display-name="60% - Акцент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0" style:display-name="Акцент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0" style:display-name="Акцент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0" style:display-name="Акцент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0" style:display-name="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0" style:display-name="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0" style:display-name="Акцент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0" style:display-name="Ввод  1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0" style:display-name="Вывод 1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0" style:display-name="Вычисление 1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0" style:display-name="Заголовок 1 1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0" style:display-name="Заголовок 2 1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0" style:display-name="Заголовок 3 1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0" style:display-name="Заголовок 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0" style:display-name="Итог 1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0" style:display-name="Контрольная ячейка 1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0" style:display-name="Название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0" style:display-name="Нейтральный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0" style:display-name="Плохой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0" style:display-name="Пояснение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0" style:display-name="Примечание 1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0" style:display-name="Связанная ячейка 1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0" style:display-name="Текст предупреждения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0" style:display-name="Хороший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1" style:display-name="20% - Акцент1 1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1" style:display-name="20% - Акцент2 1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1" style:display-name="20% - Акцент3 1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1" style:display-name="2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1" style:display-name="20% - Акцент5 1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1" style:display-name="20% - Акцент6 1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1" style:display-name="40% - Акцент1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1" style:display-name="40% - Акцент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1" style:display-name="40% - Акцент3 1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1" style:display-name="4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1" style:display-name="40% - Акцент5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1" style:display-name="40% - Акцент6 1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1" style:display-name="60% - Акцент1 1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1" style:display-name="60% - Акцент2 1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1" style:display-name="60% - Акцент3 1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1" style:display-name="60% - 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1" style:display-name="60% - 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1" style:display-name="60% - Акцент6 1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1" style:display-name="Акцент1 1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1" style:display-name="Акцент2 1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1" style:display-name="Акцент3 1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1" style:display-name="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1" style:display-name="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1" style:display-name="Акцент6 1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1" style:display-name="Ввод  1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1" style:display-name="Вывод 1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1" style:display-name="Вычисление 1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1" style:display-name="Заголовок 1 1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1" style:display-name="Заголовок 2 1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1" style:display-name="Заголовок 3 1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1" style:display-name="Заголовок 4 1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1" style:display-name="Итог 1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1" style:display-name="Контрольная ячейка 1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1" style:display-name="Название 1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1" style:display-name="Нейтральный 1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1" style:display-name="Плохой 1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1" style:display-name="Пояснение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1" style:display-name="Примечание 1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1" style:display-name="Связанная ячейка 1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1" style:display-name="Текст предупреждения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1" style:display-name="Хороший 1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2" style:display-name="20% - Акцент1 1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2" style:display-name="20% - Акцент2 1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2" style:display-name="20% - Акцент3 1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2" style:display-name="2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2" style:display-name="20% - Акцент5 1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2" style:display-name="20% - Акцент6 1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2" style:display-name="40% - Акцент1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2" style:display-name="40% - Акцент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2" style:display-name="40% - Акцент3 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2" style:display-name="4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2" style:display-name="40% - Акцент5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2" style:display-name="40% - Акцент6 1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2" style:display-name="60% - Акцент1 1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2" style:display-name="60% - Акцент2 1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2" style:display-name="60% - Акцент3 1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2" style:display-name="60% - 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2" style:display-name="60% - 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2" style:display-name="60% - Акцент6 1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2" style:display-name="Акцент1 1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2" style:display-name="Акцент2 1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2" style:display-name="Акцент3 1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2" style:display-name="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2" style:display-name="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2" style:display-name="Акцент6 1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2" style:display-name="Ввод  1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2" style:display-name="Вывод 1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2" style:display-name="Вычисление 1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2" style:display-name="Заголовок 1 1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2" style:display-name="Заголовок 2 1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2" style:display-name="Заголовок 3 1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2" style:display-name="Заголовок 4 1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2" style:display-name="Итог 1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2" style:display-name="Контрольная ячейка 1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2" style:display-name="Название 1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2" style:display-name="Нейтральный 1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2" style:display-name="Плохой 1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2" style:display-name="Пояснение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2" style:display-name="Примечание 1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2" style:display-name="Связанная ячейка 1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2" style:display-name="Текст предупреждения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2" style:display-name="Хороший 1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3" style:display-name="20% - Акцент1 1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3" style:display-name="20% - Акцент2 1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3" style:display-name="20% - Акцент3 1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3" style:display-name="2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3" style:display-name="20% - Акцент5 1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3" style:display-name="20% - Акцент6 1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3" style:display-name="40% - Акцент1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3" style:display-name="40% - Акцент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3" style:display-name="40% - Акцент3 1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3" style:display-name="4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3" style:display-name="40% - Акцент5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3" style:display-name="40% - Акцент6 1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3" style:display-name="60% - Акцент1 1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3" style:display-name="60% - Акцент2 1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3" style:display-name="60% - Акцент3 1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3" style:display-name="60% - 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3" style:display-name="60% - 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3" style:display-name="60% - Акцент6 1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3" style:display-name="Акцент1 1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3" style:display-name="Акцент2 1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3" style:display-name="Акцент3 1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3" style:display-name="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3" style:display-name="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3" style:display-name="Акцент6 1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3" style:display-name="Ввод  1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3" style:display-name="Вывод 1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3" style:display-name="Вычисление 1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3" style:display-name="Заголовок 1 1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3" style:display-name="Заголовок 2 1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3" style:display-name="Заголовок 3 1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3" style:display-name="Заголовок 4 1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3" style:display-name="Итог 1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3" style:display-name="Контрольная ячейка 1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3" style:display-name="Название 1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3" style:display-name="Нейтральный 1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3" style:display-name="Плохой 1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3" style:display-name="Пояснение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3" style:display-name="Примечание 1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3" style:display-name="Связанная ячейка 1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3" style:display-name="Текст предупреждения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3" style:display-name="Хороший 1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4" style:display-name="20% - Акцент1 1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4" style:display-name="20% - Акцент2 1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4" style:display-name="20% - Акцент3 1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4" style:display-name="2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4" style:display-name="20% - Акцент5 1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4" style:display-name="20% - Акцент6 1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4" style:display-name="40% - Акцент1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4" style:display-name="40% - Акцент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4" style:display-name="40% - Акцент3 1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4" style:display-name="4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4" style:display-name="40% - Акцент5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4" style:display-name="40% - Акцент6 1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4" style:display-name="60% - Акцент1 1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4" style:display-name="60% - Акцент2 1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4" style:display-name="60% - Акцент3 1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4" style:display-name="60% - 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4" style:display-name="60% - 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4" style:display-name="60% - Акцент6 1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4" style:display-name="Акцент1 1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4" style:display-name="Акцент2 1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4" style:display-name="Акцент3 1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4" style:display-name="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4" style:display-name="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4" style:display-name="Акцент6 1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4" style:display-name="Ввод  1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4" style:display-name="Вывод 1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4" style:display-name="Вычисление 1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4" style:display-name="Заголовок 1 1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4" style:display-name="Заголовок 2 1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4" style:display-name="Заголовок 3 1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4" style:display-name="Заголовок 4 1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4" style:display-name="Итог 1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4" style:display-name="Контрольная ячейка 1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4" style:display-name="Название 1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4" style:display-name="Нейтральный 1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4" style:display-name="Плохой 1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4" style:display-name="Пояснение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4" style:display-name="Примечание 1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4" style:display-name="Связанная ячейка 1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4" style:display-name="Текст предупреждения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4" style:display-name="Хороший 1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5" style:display-name="20% - Акцент1 1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5" style:display-name="20% - Акцент2 1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5" style:display-name="20% - Акцент3 1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5" style:display-name="2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5" style:display-name="20% - Акцент5 1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5" style:display-name="20% - Акцент6 1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5" style:display-name="40% - Акцент1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5" style:display-name="40% - Акцент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5" style:display-name="40% - Акцент3 1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5" style:display-name="4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5" style:display-name="40% - Акцент5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5" style:display-name="40% - Акцент6 1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5" style:display-name="60% - Акцент1 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5" style:display-name="60% - Акцент2 1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5" style:display-name="60% - Акцент3 1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5" style:display-name="60% - 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5" style:display-name="60% - 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5" style:display-name="60% - Акцент6 1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5" style:display-name="Акцент1 1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5" style:display-name="Акцент2 1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5" style:display-name="Акцент3 1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5" style:display-name="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5" style:display-name="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5" style:display-name="Акцент6 1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5" style:display-name="Ввод  1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5" style:display-name="Вывод 1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5" style:display-name="Вычисление 1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5" style:display-name="Заголовок 1 1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5" style:display-name="Заголовок 2 1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5" style:display-name="Заголовок 3 1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5" style:display-name="Заголовок 4 1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5" style:display-name="Итог 1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5" style:display-name="Контрольная ячейка 1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5" style:display-name="Название 1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5" style:display-name="Нейтральный 1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5" style:display-name="Плохой 1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5" style:display-name="Пояснение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5" style:display-name="Примечание 1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5" style:display-name="Связанная ячейка 1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5" style:display-name="Текст предупреждения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5" style:display-name="Хороший 1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6" style:display-name="20% - Акцент1 1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6" style:display-name="20% - Акцент2 1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6" style:display-name="20% - Акцент3 1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6" style:display-name="2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6" style:display-name="20% - Акцент5 1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6" style:display-name="20% - Акцент6 1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6" style:display-name="40% - Акцент1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6" style:display-name="40% - Акцент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6" style:display-name="40% - Акцент3 1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6" style:display-name="4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6" style:display-name="40% - Акцент5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6" style:display-name="40% - Акцент6 1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6" style:display-name="60% - Акцент1 1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6" style:display-name="60% - Акцент2 1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6" style:display-name="60% - Акцент3 1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6" style:display-name="60% - 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6" style:display-name="60% - 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6" style:display-name="60% - Акцент6 1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6" style:display-name="Акцент1 1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6" style:display-name="Акцент2 1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6" style:display-name="Акцент3 1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6" style:display-name="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6" style:display-name="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6" style:display-name="Акцент6 1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6" style:display-name="Ввод  1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6" style:display-name="Вывод 1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6" style:display-name="Вычисление 1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6" style:display-name="Заголовок 1 1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6" style:display-name="Заголовок 2 1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6" style:display-name="Заголовок 3 1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6" style:display-name="Заголовок 4 1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6" style:display-name="Итог 1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6" style:display-name="Контрольная ячейка 1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6" style:display-name="Название 1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6" style:display-name="Нейтральный 1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6" style:display-name="Плохой 1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6" style:display-name="Пояснение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6" style:display-name="Примечание 1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6" style:display-name="Связанная ячейка 1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6" style:display-name="Текст предупреждения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6" style:display-name="Хороший 1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7" style:display-name="20% - Акцент1 1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7" style:display-name="20% - Акцент2 1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7" style:display-name="20% - Акцент3 1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7" style:display-name="2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7" style:display-name="20% - Акцент5 1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7" style:display-name="20% - Акцент6 1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7" style:display-name="40% - Акцент1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7" style:display-name="40% - Акцент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7" style:display-name="40% - Акцент3 1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7" style:display-name="4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7" style:display-name="40% - Акцент5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7" style:display-name="40% - Акцент6 1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7" style:display-name="60% - Акцент1 1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7" style:display-name="60% - Акцент2 1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7" style:display-name="60% - Акцент3 1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7" style:display-name="60% - 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7" style:display-name="60% - 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7" style:display-name="60% - Акцент6 1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7" style:display-name="Акцент1 1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7" style:display-name="Акцент2 1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7" style:display-name="Акцент3 1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7" style:display-name="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7" style:display-name="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7" style:display-name="Акцент6 1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7" style:display-name="Ввод  1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7" style:display-name="Вывод 1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7" style:display-name="Вычисление 1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7" style:display-name="Заголовок 1 1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7" style:display-name="Заголовок 2 1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7" style:display-name="Заголовок 3 1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7" style:display-name="Заголовок 4 1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7" style:display-name="Итог 1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7" style:display-name="Контрольная ячейка 1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7" style:display-name="Название 1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7" style:display-name="Нейтральный 1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7" style:display-name="Плохой 1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7" style:display-name="Пояснение 1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7" style:display-name="Примечание 1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7" style:display-name="Связанная ячейка 1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7" style:display-name="Текст предупреждения 1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7" style:display-name="Хороший 1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8" style:display-name="20% - Акцент1 1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8" style:display-name="20% - Акцент2 1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8" style:display-name="20% - Акцент3 1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8" style:display-name="2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8" style:display-name="20% - Акцент5 1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8" style:display-name="20% - Акцент6 1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8" style:display-name="40% - Акцент1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8" style:display-name="40% - Акцент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8" style:display-name="40% - Акцент3 1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8" style:display-name="4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8" style:display-name="40% - Акцент5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8" style:display-name="40% - Акцент6 1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8" style:display-name="60% - Акцент1 1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8" style:display-name="60% - Акцент2 1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8" style:display-name="60% - Акцент3 1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8" style:display-name="60% - 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8" style:display-name="60% - 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8" style:display-name="60% - Акцент6 1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8" style:display-name="Акцент1 1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8" style:display-name="Акцент2 1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8" style:display-name="Акцент3 1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8" style:display-name="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8" style:display-name="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8" style:display-name="Акцент6 1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8" style:display-name="Ввод  1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8" style:display-name="Вывод 1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8" style:display-name="Вычисление 1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8" style:display-name="Заголовок 1 1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8" style:display-name="Заголовок 2 1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8" style:display-name="Заголовок 3 1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8" style:display-name="Заголовок 4 1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8" style:display-name="Итог 1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8" style:display-name="Контрольная ячейка 1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8" style:display-name="Название 1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8" style:display-name="Нейтральный 1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8" style:display-name="Плохой 1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8" style:display-name="Пояснение 1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8" style:display-name="Примечание 1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8" style:display-name="Связанная ячейка 1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8" style:display-name="Текст предупреждения 1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8" style:display-name="Хороший 1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9" style:display-name="20% - Акцент1 1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9" style:display-name="20% - Акцент2 1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9" style:display-name="20% - Акцент3 1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9" style:display-name="2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9" style:display-name="20% - Акцент5 1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9" style:display-name="20% - Акцент6 1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9" style:display-name="40% - Акцент1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9" style:display-name="40% - Акцент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9" style:display-name="40% - Акцент3 1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9" style:display-name="4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9" style:display-name="40% - Акцент5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9" style:display-name="40% - Акцент6 1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9" style:display-name="60% - Акцент1 1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9" style:display-name="60% - Акцент2 1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9" style:display-name="60% - Акцент3 1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9" style:display-name="60% - 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9" style:display-name="60% - 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9" style:display-name="60% - Акцент6 1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9" style:display-name="Акцент1 1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9" style:display-name="Акцент2 1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9" style:display-name="Акцент3 1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9" style:display-name="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9" style:display-name="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9" style:display-name="Акцент6 1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9" style:display-name="Ввод  1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9" style:display-name="Вывод 1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9" style:display-name="Вычисление 1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9" style:display-name="Заголовок 1 1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9" style:display-name="Заголовок 2 1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9" style:display-name="Заголовок 3 1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9" style:display-name="Заголовок 4 1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9" style:display-name="Итог 1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9" style:display-name="Контрольная ячейка 1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9" style:display-name="Название 1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9" style:display-name="Нейтральный 1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9" style:display-name="Плохой 1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9" style:display-name="Пояснение 1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9" style:display-name="Примечание 1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9" style:display-name="Связанная ячейка 1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9" style:display-name="Текст предупреждения 1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9" style:display-name="Хороший 1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0" style:display-name="20% - Акцент1 2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0" style:display-name="20% - Акцент2 2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0" style:display-name="20% - Акцент3 2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0" style:display-name="2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0" style:display-name="20% - Акцент5 2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0" style:display-name="20% - Акцент6 2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0" style:display-name="40% - Акцент1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0" style:display-name="40% - Акцент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0" style:display-name="40% - Акцент3 2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0" style:display-name="4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0" style:display-name="40% - Акцент5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0" style:display-name="40% - Акцент6 2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0" style:display-name="60% - Акцент1 2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0" style:display-name="60% - Акцент2 2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0" style:display-name="60% - Акцент3 2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0" style:display-name="60% - 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0" style:display-name="60% - 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0" style:display-name="60% - Акцент6 2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0" style:display-name="Акцент1 2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0" style:display-name="Акцент2 2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0" style:display-name="Акцент3 2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0" style:display-name="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0" style:display-name="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0" style:display-name="Акцент6 2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0" style:display-name="Ввод  2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0" style:display-name="Вывод 2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0" style:display-name="Вычисление 2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0" style:display-name="Заголовок 1 2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0" style:display-name="Заголовок 2 2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0" style:display-name="Заголовок 3 2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0" style:display-name="Заголовок 4 2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0" style:display-name="Итог 2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0" style:display-name="Контрольная ячейка 2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0" style:display-name="Название 2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0" style:display-name="Нейтральный 2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0" style:display-name="Плохой 2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0" style:display-name="Пояснение 2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0" style:display-name="Примечание 2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0" style:display-name="Связанная ячейка 2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0" style:display-name="Текст предупреждения 2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0" style:display-name="Хороший 2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1" style:display-name="20% - Акцент1 2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1" style:display-name="20% - Акцент2 2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1" style:display-name="20% - Акцент3 2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1" style:display-name="2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1" style:display-name="20% - Акцент5 2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1" style:display-name="20% - Акцент6 2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1" style:display-name="40% - Акцент1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1" style:display-name="40% - Акцент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1" style:display-name="40% - Акцент3 2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1" style:display-name="4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1" style:display-name="40% - Акцент5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1" style:display-name="40% - Акцент6 2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1" style:display-name="60% - Акцент1 2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1" style:display-name="60% - Акцент2 2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1" style:display-name="60% - Акцент3 2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1" style:display-name="60% - 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1" style:display-name="60% - 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1" style:display-name="60% - Акцент6 2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1" style:display-name="Акцент1 2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1" style:display-name="Акцент2 2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1" style:display-name="Акцент3 2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1" style:display-name="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1" style:display-name="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1" style:display-name="Акцент6 2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1" style:display-name="Ввод  2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1" style:display-name="Вывод 2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1" style:display-name="Вычисление 2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1" style:display-name="Заголовок 1 2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1" style:display-name="Заголовок 2 2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1" style:display-name="Заголовок 3 2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1" style:display-name="Заголовок 4 2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1" style:display-name="Итог 2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1" style:display-name="Контрольная ячейка 2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1" style:display-name="Название 2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1" style:display-name="Нейтральный 2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1" style:display-name="Плохой 2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1" style:display-name="Пояснение 2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1" style:display-name="Примечание 2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1" style:display-name="Связанная ячейка 2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1" style:display-name="Текст предупреждения 2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1" style:display-name="Хороший 2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2" style:display-name="20% - Акцент1 2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2" style:display-name="20% - Акцент2 2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2" style:display-name="20% - Акцент3 2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2" style:display-name="2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2" style:display-name="20% - Акцент5 2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2" style:display-name="20% - Акцент6 2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2" style:display-name="40% - Акцент1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2" style:display-name="40% - Акцент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2" style:display-name="40% - Акцент3 2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2" style:display-name="4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2" style:display-name="40% - Акцент5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2" style:display-name="40% - Акцент6 2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2" style:display-name="60% - Акцент1 2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2" style:display-name="60% - Акцент2 2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2" style:display-name="60% - Акцент3 2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2" style:display-name="60% - 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2" style:display-name="60% - 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2" style:display-name="60% - Акцент6 2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2" style:display-name="Акцент1 2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2" style:display-name="Акцент2 2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2" style:display-name="Акцент3 2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2" style:display-name="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2" style:display-name="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2" style:display-name="Акцент6 2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2" style:display-name="Ввод  2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2" style:display-name="Вывод 2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2" style:display-name="Вычисление 2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2" style:display-name="Заголовок 1 2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2" style:display-name="Заголовок 2 2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2" style:display-name="Заголовок 3 2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2" style:display-name="Заголовок 4 2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2" style:display-name="Итог 2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2" style:display-name="Контрольная ячейка 2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2" style:display-name="Название 2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2" style:display-name="Нейтральный 2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2" style:display-name="Плохой 2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2" style:display-name="Пояснение 2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2" style:display-name="Примечание 2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2" style:display-name="Связанная ячейка 2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2" style:display-name="Текст предупреждения 2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2" style:display-name="Хороший 2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3" style:display-name="20% - Акцент1 2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3" style:display-name="20% - Акцент2 2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3" style:display-name="20% - Акцент3 2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3" style:display-name="2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3" style:display-name="20% - Акцент5 2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3" style:display-name="20% - Акцент6 2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3" style:display-name="40% - Акцент1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3" style:display-name="40% - Акцент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3" style:display-name="40% - Акцент3 2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3" style:display-name="4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3" style:display-name="40% - Акцент5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3" style:display-name="40% - Акцент6 2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3" style:display-name="60% - Акцент1 2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3" style:display-name="60% - Акцент2 2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3" style:display-name="60% - Акцент3 2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3" style:display-name="60% - 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3" style:display-name="60% - 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3" style:display-name="60% - Акцент6 2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3" style:display-name="Акцент1 2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3" style:display-name="Акцент2 2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3" style:display-name="Акцент3 2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3" style:display-name="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3" style:display-name="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3" style:display-name="Акцент6 2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3" style:display-name="Ввод  2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3" style:display-name="Вывод 2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3" style:display-name="Вычисление 2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3" style:display-name="Заголовок 1 2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3" style:display-name="Заголовок 2 2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3" style:display-name="Заголовок 3 2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3" style:display-name="Заголовок 4 2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3" style:display-name="Итог 2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3" style:display-name="Контрольная ячейка 2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3" style:display-name="Название 2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3" style:display-name="Нейтральный 2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3" style:display-name="Плохой 2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3" style:display-name="Пояснение 2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3" style:display-name="Примечание 2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3" style:display-name="Связанная ячейка 2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3" style:display-name="Текст предупреждения 2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3" style:display-name="Хороший 2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4" style:display-name="20% - Акцент1 2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4" style:display-name="20% - Акцент2 2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4" style:display-name="20% - Акцент3 2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4" style:display-name="2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4" style:display-name="20% - Акцент5 2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4" style:display-name="20% - Акцент6 2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4" style:display-name="40% - Акцент1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4" style:display-name="40% - Акцент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4" style:display-name="40% - Акцент3 2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4" style:display-name="4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4" style:display-name="40% - Акцент5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4" style:display-name="40% - Акцент6 2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4" style:display-name="60% - Акцент1 2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4" style:display-name="60% - Акцент2 2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4" style:display-name="60% - Акцент3 2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4" style:display-name="60% - 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4" style:display-name="60% - 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4" style:display-name="60% - Акцент6 2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4" style:display-name="Акцент1 2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4" style:display-name="Акцент2 2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4" style:display-name="Акцент3 2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4" style:display-name="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4" style:display-name="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4" style:display-name="Акцент6 2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4" style:display-name="Ввод  2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4" style:display-name="Вывод 2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4" style:display-name="Вычисление 2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4" style:display-name="Заголовок 1 2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4" style:display-name="Заголовок 2 2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4" style:display-name="Заголовок 3 2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4" style:display-name="Заголовок 4 2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4" style:display-name="Итог 2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4" style:display-name="Контрольная ячейка 2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4" style:display-name="Название 2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4" style:display-name="Нейтральный 2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4" style:display-name="Плохой 2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4" style:display-name="Пояснение 2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4" style:display-name="Примечание 2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4" style:display-name="Связанная ячейка 2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4" style:display-name="Текст предупреждения 2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4" style:display-name="Хороший 2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5" style:display-name="20% - Акцент1 2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5" style:display-name="20% - Акцент2 2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5" style:display-name="20% - Акцент3 2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5" style:display-name="2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5" style:display-name="20% - Акцент5 2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5" style:display-name="20% - Акцент6 2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5" style:display-name="40% - Акцент1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5" style:display-name="40% - Акцент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5" style:display-name="40% - Акцент3 2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5" style:display-name="4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5" style:display-name="40% - Акцент5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5" style:display-name="40% - Акцент6 2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5" style:display-name="60% - Акцент1 2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5" style:display-name="60% - Акцент2 2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5" style:display-name="60% - Акцент3 2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5" style:display-name="60% - 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5" style:display-name="60% - 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5" style:display-name="60% - Акцент6 2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5" style:display-name="Акцент1 2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5" style:display-name="Акцент2 2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5" style:display-name="Акцент3 2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5" style:display-name="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5" style:display-name="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5" style:display-name="Акцент6 2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5" style:display-name="Ввод  2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5" style:display-name="Вывод 2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5" style:display-name="Вычисление 2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5" style:display-name="Заголовок 1 2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5" style:display-name="Заголовок 2 2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5" style:display-name="Заголовок 3 2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5" style:display-name="Заголовок 4 2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5" style:display-name="Итог 2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5" style:display-name="Контрольная ячейка 2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5" style:display-name="Название 2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5" style:display-name="Нейтральный 2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5" style:display-name="Плохой 2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5" style:display-name="Пояснение 2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5" style:display-name="Примечание 2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5" style:display-name="Связанная ячейка 2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5" style:display-name="Текст предупреждения 2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5" style:display-name="Хороший 2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6" style:display-name="20% - Акцент1 2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6" style:display-name="20% - Акцент2 2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6" style:display-name="20% - Акцент3 2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6" style:display-name="2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6" style:display-name="20% - Акцент5 2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6" style:display-name="20% - Акцент6 2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6" style:display-name="40% - Акцент1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6" style:display-name="40% - Акцент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6" style:display-name="40% - Акцент3 2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6" style:display-name="4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6" style:display-name="40% - Акцент5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6" style:display-name="40% - Акцент6 2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6" style:display-name="60% - Акцент1 2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6" style:display-name="60% - Акцент2 2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6" style:display-name="60% - Акцент3 2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6" style:display-name="60% - 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6" style:display-name="60% - 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6" style:display-name="60% - Акцент6 2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6" style:display-name="Акцент1 2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6" style:display-name="Акцент2 2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6" style:display-name="Акцент3 2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6" style:display-name="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6" style:display-name="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6" style:display-name="Акцент6 2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6" style:display-name="Ввод  2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6" style:display-name="Вывод 2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6" style:display-name="Вычисление 2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6" style:display-name="Заголовок 1 2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6" style:display-name="Заголовок 2 2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6" style:display-name="Заголовок 3 2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6" style:display-name="Заголовок 4 2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6" style:display-name="Итог 2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6" style:display-name="Контрольная ячейка 2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6" style:display-name="Название 2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6" style:display-name="Нейтральный 2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6" style:display-name="Плохой 2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6" style:display-name="Пояснение 2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6" style:display-name="Примечание 2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6" style:display-name="Связанная ячейка 2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6" style:display-name="Текст предупреждения 2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6" style:display-name="Хороший 2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7" style:display-name="20% - Акцент1 2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7" style:display-name="20% - Акцент2 2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7" style:display-name="20% - Акцент3 2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7" style:display-name="2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7" style:display-name="20% - Акцент5 2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7" style:display-name="20% - Акцент6 2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7" style:display-name="40% - Акцент1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7" style:display-name="40% - Акцент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7" style:display-name="40% - Акцент3 2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7" style:display-name="4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7" style:display-name="40% - Акцент5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7" style:display-name="40% - Акцент6 2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7" style:display-name="60% - Акцент1 2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7" style:display-name="60% - Акцент2 2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7" style:display-name="60% - Акцент3 2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7" style:display-name="60% - 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7" style:display-name="60% - 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7" style:display-name="60% - Акцент6 2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7" style:display-name="Акцент1 2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7" style:display-name="Акцент2 2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7" style:display-name="Акцент3 2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7" style:display-name="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7" style:display-name="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7" style:display-name="Акцент6 2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7" style:display-name="Ввод  2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7" style:display-name="Вывод 2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7" style:display-name="Вычисление 2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7" style:display-name="Заголовок 1 2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7" style:display-name="Заголовок 2 2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7" style:display-name="Заголовок 3 2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7" style:display-name="Заголовок 4 2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7" style:display-name="Итог 2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7" style:display-name="Контрольная ячейка 2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7" style:display-name="Название 2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7" style:display-name="Нейтральный 2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7" style:display-name="Плохой 2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7" style:display-name="Пояснение 2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7" style:display-name="Примечание 2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7" style:display-name="Связанная ячейка 2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7" style:display-name="Текст предупреждения 2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7" style:display-name="Хороший 2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8" style:display-name="20% - Акцент1 2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8" style:display-name="20% - Акцент2 2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8" style:display-name="20% - Акцент3 2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8" style:display-name="2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8" style:display-name="20% - Акцент5 2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8" style:display-name="20% - Акцент6 2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8" style:display-name="40% - Акцент1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8" style:display-name="40% - Акцент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8" style:display-name="40% - Акцент3 2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8" style:display-name="4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8" style:display-name="40% - Акцент5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8" style:display-name="40% - Акцент6 2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8" style:display-name="60% - Акцент1 2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8" style:display-name="60% - Акцент2 2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8" style:display-name="60% - Акцент3 2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8" style:display-name="60% - 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8" style:display-name="60% - 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8" style:display-name="60% - Акцент6 2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8" style:display-name="Акцент1 2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8" style:display-name="Акцент2 2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8" style:display-name="Акцент3 2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8" style:display-name="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8" style:display-name="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8" style:display-name="Акцент6 2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8" style:display-name="Ввод  2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8" style:display-name="Вывод 2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8" style:display-name="Вычисление 2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8" style:display-name="Заголовок 1 2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8" style:display-name="Заголовок 2 2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8" style:display-name="Заголовок 3 2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8" style:display-name="Заголовок 4 2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8" style:display-name="Итог 2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8" style:display-name="Контрольная ячейка 2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8" style:display-name="Название 2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8" style:display-name="Нейтральный 2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8" style:display-name="Плохой 2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8" style:display-name="Пояснение 2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8" style:display-name="Примечание 2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8" style:display-name="Связанная ячейка 2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8" style:display-name="Текст предупреждения 2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8" style:display-name="Хороший 2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9" style:display-name="20% - Акцент1 2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9" style:display-name="20% - Акцент2 2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9" style:display-name="20% - Акцент3 2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9" style:display-name="2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9" style:display-name="20% - Акцент5 2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9" style:display-name="20% - Акцент6 2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9" style:display-name="40% - Акцент1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9" style:display-name="40% - Акцент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9" style:display-name="40% - Акцент3 2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9" style:display-name="4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9" style:display-name="40% - Акцент5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9" style:display-name="40% - Акцент6 2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9" style:display-name="60% - Акцент1 2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9" style:display-name="60% - Акцент2 2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9" style:display-name="60% - Акцент3 2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9" style:display-name="60% - 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9" style:display-name="60% - 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9" style:display-name="60% - Акцент6 2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9" style:display-name="Акцент1 2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9" style:display-name="Акцент2 2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9" style:display-name="Акцент3 2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9" style:display-name="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9" style:display-name="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9" style:display-name="Акцент6 2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9" style:display-name="Ввод  2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9" style:display-name="Вывод 2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9" style:display-name="Вычисление 2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9" style:display-name="Заголовок 1 2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9" style:display-name="Заголовок 2 2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9" style:display-name="Заголовок 3 2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9" style:display-name="Заголовок 4 2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9" style:display-name="Итог 2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9" style:display-name="Контрольная ячейка 2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9" style:display-name="Название 2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9" style:display-name="Нейтральный 2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9" style:display-name="Плохой 2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9" style:display-name="Пояснение 2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9" style:display-name="Примечание 2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9" style:display-name="Связанная ячейка 2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9" style:display-name="Текст предупреждения 2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9" style:display-name="Хороший 2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0" style:display-name="20% - Акцент1 3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0" style:display-name="20% - Акцент2 3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0" style:display-name="20% - Акцент3 3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0" style:display-name="2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0" style:display-name="20% - Акцент5 3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0" style:display-name="20% - Акцент6 3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0" style:display-name="40% - Акцент1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0" style:display-name="40% - Акцент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0" style:display-name="40% - Акцент3 3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0" style:display-name="4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0" style:display-name="40% - Акцент5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0" style:display-name="40% - Акцент6 3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0" style:display-name="60% - Акцент1 3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0" style:display-name="60% - Акцент2 3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0" style:display-name="60% - Акцент3 3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0" style:display-name="60% - 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0" style:display-name="60% - 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0" style:display-name="60% - Акцент6 3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0" style:display-name="Акцент1 3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0" style:display-name="Акцент2 3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0" style:display-name="Акцент3 3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0" style:display-name="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0" style:display-name="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0" style:display-name="Акцент6 3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0" style:display-name="Ввод  3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0" style:display-name="Вывод 3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0" style:display-name="Вычисление 3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0" style:display-name="Заголовок 1 3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0" style:display-name="Заголовок 2 3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0" style:display-name="Заголовок 3 3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0" style:display-name="Заголовок 4 3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0" style:display-name="Итог 3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0" style:display-name="Контрольная ячейка 3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0" style:display-name="Название 3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0" style:display-name="Нейтральный 3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0" style:display-name="Плохой 3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0" style:display-name="Пояснение 3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0" style:display-name="Примечание 3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0" style:display-name="Связанная ячейка 3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0" style:display-name="Текст предупреждения 3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0" style:display-name="Хороший 3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1" style:display-name="20% - Акцент1 3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1" style:display-name="20% - Акцент2 3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1" style:display-name="20% - Акцент3 3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1" style:display-name="2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1" style:display-name="20% - Акцент5 3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1" style:display-name="20% - Акцент6 3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1" style:display-name="40% - Акцент1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1" style:display-name="40% - Акцент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1" style:display-name="40% - Акцент3 3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1" style:display-name="4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1" style:display-name="40% - Акцент5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1" style:display-name="40% - Акцент6 3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1" style:display-name="60% - Акцент1 3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1" style:display-name="60% - Акцент2 3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1" style:display-name="60% - Акцент3 3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1" style:display-name="60% - 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1" style:display-name="60% - 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1" style:display-name="60% - Акцент6 3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1" style:display-name="Акцент1 3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1" style:display-name="Акцент2 3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1" style:display-name="Акцент3 3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1" style:display-name="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1" style:display-name="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1" style:display-name="Акцент6 3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1" style:display-name="Ввод  3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1" style:display-name="Вывод 3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1" style:display-name="Вычисление 3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1" style:display-name="Заголовок 1 3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1" style:display-name="Заголовок 2 3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1" style:display-name="Заголовок 3 3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1" style:display-name="Заголовок 4 3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1" style:display-name="Итог 3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1" style:display-name="Контрольная ячейка 3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1" style:display-name="Название 3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1" style:display-name="Нейтральный 3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1" style:display-name="Плохой 3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1" style:display-name="Пояснение 3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1" style:display-name="Примечание 3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1" style:display-name="Связанная ячейка 3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1" style:display-name="Текст предупреждения 3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1" style:display-name="Хороший 3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2" style:display-name="20% - Акцент1 3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2" style:display-name="20% - Акцент2 3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2" style:display-name="20% - Акцент3 3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2" style:display-name="2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2" style:display-name="20% - Акцент5 3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2" style:display-name="20% - Акцент6 3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2" style:display-name="40% - Акцент1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2" style:display-name="40% - Акцент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2" style:display-name="40% - Акцент3 3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2" style:display-name="4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2" style:display-name="40% - Акцент5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2" style:display-name="40% - Акцент6 3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2" style:display-name="60% - Акцент1 3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2" style:display-name="60% - Акцент2 3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2" style:display-name="60% - Акцент3 3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2" style:display-name="60% - 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2" style:display-name="60% - 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2" style:display-name="60% - Акцент6 3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2" style:display-name="Акцент1 3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2" style:display-name="Акцент2 3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2" style:display-name="Акцент3 3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2" style:display-name="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2" style:display-name="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2" style:display-name="Акцент6 3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2" style:display-name="Ввод  3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2" style:display-name="Вывод 3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2" style:display-name="Вычисление 3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2" style:display-name="Заголовок 1 3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2" style:display-name="Заголовок 2 3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2" style:display-name="Заголовок 3 3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2" style:display-name="Заголовок 4 3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2" style:display-name="Итог 3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2" style:display-name="Контрольная ячейка 3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2" style:display-name="Название 3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2" style:display-name="Нейтральный 3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2" style:display-name="Плохой 3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2" style:display-name="Пояснение 3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2" style:display-name="Примечание 3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2" style:display-name="Связанная ячейка 3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2" style:display-name="Текст предупреждения 3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2" style:display-name="Хороший 3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3" style:display-name="20% - Акцент1 3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3" style:display-name="20% - Акцент2 3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3" style:display-name="20% - Акцент3 3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3" style:display-name="2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3" style:display-name="20% - Акцент5 3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3" style:display-name="20% - Акцент6 3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3" style:display-name="40% - Акцент1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3" style:display-name="40% - Акцент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3" style:display-name="40% - Акцент3 3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3" style:display-name="4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3" style:display-name="40% - Акцент5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3" style:display-name="40% - Акцент6 3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3" style:display-name="60% - Акцент1 3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3" style:display-name="60% - Акцент2 3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3" style:display-name="60% - Акцент3 3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3" style:display-name="60% - 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3" style:display-name="60% - 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3" style:display-name="60% - Акцент6 3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3" style:display-name="Акцент1 3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3" style:display-name="Акцент2 3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3" style:display-name="Акцент3 3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3" style:display-name="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3" style:display-name="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3" style:display-name="Акцент6 3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3" style:display-name="Ввод  3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3" style:display-name="Вывод 3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3" style:display-name="Вычисление 3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3" style:display-name="Заголовок 1 3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3" style:display-name="Заголовок 2 3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3" style:display-name="Заголовок 3 3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3" style:display-name="Заголовок 4 3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3" style:display-name="Итог 3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3" style:display-name="Контрольная ячейка 3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3" style:display-name="Название 3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3" style:display-name="Нейтральный 3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3" style:display-name="Плохой 3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3" style:display-name="Пояснение 3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3" style:display-name="Примечание 3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3" style:display-name="Связанная ячейка 3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3" style:display-name="Текст предупреждения 3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3" style:display-name="Хороший 3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4" style:display-name="20% - Акцент1 3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4" style:display-name="20% - Акцент2 3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4" style:display-name="20% - Акцент3 3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4" style:display-name="2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4" style:display-name="20% - Акцент5 3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4" style:display-name="20% - Акцент6 3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4" style:display-name="40% - Акцент1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4" style:display-name="40% - Акцент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4" style:display-name="40% - Акцент3 3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4" style:display-name="4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4" style:display-name="40% - Акцент5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4" style:display-name="40% - Акцент6 3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4" style:display-name="60% - Акцент1 3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4" style:display-name="60% - Акцент2 3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4" style:display-name="60% - Акцент3 3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4" style:display-name="60% - 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4" style:display-name="60% - 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4" style:display-name="60% - Акцент6 3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4" style:display-name="Акцент1 3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4" style:display-name="Акцент2 3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4" style:display-name="Акцент3 3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4" style:display-name="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4" style:display-name="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4" style:display-name="Акцент6 3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4" style:display-name="Ввод  3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4" style:display-name="Вывод 3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4" style:display-name="Вычисление 3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4" style:display-name="Заголовок 1 3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4" style:display-name="Заголовок 2 3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4" style:display-name="Заголовок 3 3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4" style:display-name="Заголовок 4 3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4" style:display-name="Итог 3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4" style:display-name="Контрольная ячейка 3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4" style:display-name="Название 3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4" style:display-name="Нейтральный 3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4" style:display-name="Плохой 3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4" style:display-name="Пояснение 3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4" style:display-name="Примечание 3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4" style:display-name="Связанная ячейка 3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4" style:display-name="Текст предупреждения 3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4" style:display-name="Хороший 3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5" style:display-name="20% - Акцент1 3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5" style:display-name="20% - Акцент2 3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5" style:display-name="20% - Акцент3 3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5" style:display-name="2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5" style:display-name="20% - Акцент5 3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5" style:display-name="20% - Акцент6 3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5" style:display-name="40% - Акцент1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5" style:display-name="40% - Акцент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5" style:display-name="40% - Акцент3 3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5" style:display-name="4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5" style:display-name="40% - Акцент5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5" style:display-name="40% - Акцент6 3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5" style:display-name="60% - Акцент1 3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5" style:display-name="60% - Акцент2 3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5" style:display-name="60% - Акцент3 3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5" style:display-name="60% - 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5" style:display-name="60% - 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5" style:display-name="60% - Акцент6 3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5" style:display-name="Акцент1 3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5" style:display-name="Акцент2 3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5" style:display-name="Акцент3 3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5" style:display-name="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5" style:display-name="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5" style:display-name="Акцент6 3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5" style:display-name="Ввод  3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5" style:display-name="Вывод 3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5" style:display-name="Вычисление 3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5" style:display-name="Заголовок 1 3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5" style:display-name="Заголовок 2 3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5" style:display-name="Заголовок 3 3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5" style:display-name="Заголовок 4 3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5" style:display-name="Итог 3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5" style:display-name="Контрольная ячейка 3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5" style:display-name="Название 3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5" style:display-name="Нейтральный 3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5" style:display-name="Плохой 3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5" style:display-name="Пояснение 3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5" style:display-name="Примечание 3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5" style:display-name="Связанная ячейка 3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5" style:display-name="Текст предупреждения 3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5" style:display-name="Хороший 3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6" style:display-name="20% - Акцент1 3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6" style:display-name="20% - Акцент2 3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6" style:display-name="20% - Акцент3 3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6" style:display-name="2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6" style:display-name="20% - Акцент5 3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6" style:display-name="20% - Акцент6 3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6" style:display-name="40% - Акцент1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6" style:display-name="40% - Акцент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6" style:display-name="40% - Акцент3 3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6" style:display-name="4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6" style:display-name="40% - Акцент5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6" style:display-name="40% - Акцент6 3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6" style:display-name="60% - Акцент1 3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6" style:display-name="60% - Акцент2 3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6" style:display-name="60% - Акцент3 3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6" style:display-name="60% - 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6" style:display-name="60% - 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6" style:display-name="60% - Акцент6 3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6" style:display-name="Акцент1 3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6" style:display-name="Акцент2 3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6" style:display-name="Акцент3 3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6" style:display-name="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6" style:display-name="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6" style:display-name="Акцент6 3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6" style:display-name="Ввод  3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6" style:display-name="Вывод 3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6" style:display-name="Вычисление 3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6" style:display-name="Заголовок 1 3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6" style:display-name="Заголовок 2 3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6" style:display-name="Заголовок 3 3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6" style:display-name="Заголовок 4 3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6" style:display-name="Итог 3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6" style:display-name="Контрольная ячейка 3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6" style:display-name="Название 3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6" style:display-name="Нейтральный 3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6" style:display-name="Плохой 3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6" style:display-name="Пояснение 3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6" style:display-name="Примечание 3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6" style:display-name="Связанная ячейка 3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6" style:display-name="Текст предупреждения 3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6" style:display-name="Хороший 3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7" style:display-name="20% - Акцент1 3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7" style:display-name="20% - Акцент2 3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7" style:display-name="20% - Акцент3 3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7" style:display-name="2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7" style:display-name="20% - Акцент5 3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7" style:display-name="20% - Акцент6 3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7" style:display-name="40% - Акцент1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7" style:display-name="40% - Акцент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7" style:display-name="40% - Акцент3 3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7" style:display-name="4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7" style:display-name="40% - Акцент5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7" style:display-name="40% - Акцент6 3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7" style:display-name="60% - Акцент1 3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7" style:display-name="60% - Акцент2 3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7" style:display-name="60% - Акцент3 3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7" style:display-name="60% - 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7" style:display-name="60% - 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7" style:display-name="60% - Акцент6 3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7" style:display-name="Акцент1 3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7" style:display-name="Акцент2 3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7" style:display-name="Акцент3 3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7" style:display-name="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7" style:display-name="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7" style:display-name="Акцент6 3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7" style:display-name="Ввод  3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7" style:display-name="Вывод 3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7" style:display-name="Вычисление 3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7" style:display-name="Заголовок 1 3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7" style:display-name="Заголовок 2 3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7" style:display-name="Заголовок 3 3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7" style:display-name="Заголовок 4 3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7" style:display-name="Итог 3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7" style:display-name="Контрольная ячейка 3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7" style:display-name="Название 3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7" style:display-name="Нейтральный 3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7" style:display-name="Плохой 3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7" style:display-name="Пояснение 3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7" style:display-name="Примечание 3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7" style:display-name="Связанная ячейка 3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7" style:display-name="Текст предупреждения 3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7" style:display-name="Хороший 3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8" style:display-name="20% - Акцент1 3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8" style:display-name="20% - Акцент2 3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8" style:display-name="20% - Акцент3 3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8" style:display-name="2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8" style:display-name="20% - Акцент5 3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8" style:display-name="20% - Акцент6 3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8" style:display-name="40% - Акцент1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8" style:display-name="40% - Акцент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8" style:display-name="40% - Акцент3 3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8" style:display-name="4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8" style:display-name="40% - Акцент5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8" style:display-name="40% - Акцент6 3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8" style:display-name="60% - Акцент1 3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8" style:display-name="60% - Акцент2 3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8" style:display-name="60% - Акцент3 3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8" style:display-name="60% - 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8" style:display-name="60% - 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8" style:display-name="60% - Акцент6 3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8" style:display-name="Акцент1 3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8" style:display-name="Акцент2 3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8" style:display-name="Акцент3 3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8" style:display-name="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8" style:display-name="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8" style:display-name="Акцент6 3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8" style:display-name="Ввод  3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8" style:display-name="Вывод 3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8" style:display-name="Вычисление 3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8" style:display-name="Заголовок 1 3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8" style:display-name="Заголовок 2 3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8" style:display-name="Заголовок 3 3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8" style:display-name="Заголовок 4 3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8" style:display-name="Итог 3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8" style:display-name="Контрольная ячейка 3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8" style:display-name="Название 3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8" style:display-name="Нейтральный 3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8" style:display-name="Плохой 3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8" style:display-name="Пояснение 3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8" style:display-name="Примечание 3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8" style:display-name="Связанная ячейка 3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8" style:display-name="Текст предупреждения 3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8" style:display-name="Хороший 3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9" style:display-name="20% - Акцент1 3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9" style:display-name="20% - Акцент2 3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9" style:display-name="20% - Акцент3 3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9" style:display-name="2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9" style:display-name="20% - Акцент5 3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9" style:display-name="20% - Акцент6 3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9" style:display-name="40% - Акцент1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9" style:display-name="40% - Акцент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9" style:display-name="40% - Акцент3 3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9" style:display-name="4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9" style:display-name="40% - Акцент5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9" style:display-name="40% - Акцент6 3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9" style:display-name="60% - Акцент1 3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9" style:display-name="60% - Акцент2 3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9" style:display-name="60% - Акцент3 3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9" style:display-name="60% - 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9" style:display-name="60% - 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9" style:display-name="60% - Акцент6 3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9" style:display-name="Акцент1 3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9" style:display-name="Акцент2 3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9" style:display-name="Акцент3 3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9" style:display-name="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9" style:display-name="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9" style:display-name="Акцент6 3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9" style:display-name="Ввод  3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9" style:display-name="Вывод 3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9" style:display-name="Вычисление 3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9" style:display-name="Заголовок 1 3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9" style:display-name="Заголовок 2 3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9" style:display-name="Заголовок 3 3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9" style:display-name="Заголовок 4 3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9" style:display-name="Итог 3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9" style:display-name="Контрольная ячейка 3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9" style:display-name="Название 3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9" style:display-name="Нейтральный 3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9" style:display-name="Плохой 3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9" style:display-name="Пояснение 3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9" style:display-name="Примечание 3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9" style:display-name="Связанная ячейка 3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9" style:display-name="Текст предупреждения 3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9" style:display-name="Хороший 3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0" style:display-name="20% - Акцент1 4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0" style:display-name="20% - Акцент2 4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0" style:display-name="20% - Акцент3 4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0" style:display-name="2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0" style:display-name="20% - Акцент5 4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0" style:display-name="20% - Акцент6 4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0" style:display-name="40% - Акцент1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0" style:display-name="40% - Акцент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0" style:display-name="40% - Акцент3 4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0" style:display-name="4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0" style:display-name="40% - Акцент5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0" style:display-name="40% - Акцент6 4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0" style:display-name="60% - Акцент1 4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0" style:display-name="60% - Акцент2 4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0" style:display-name="60% - Акцент3 4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0" style:display-name="60% - 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0" style:display-name="60% - 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0" style:display-name="60% - Акцент6 4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0" style:display-name="Акцент1 4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0" style:display-name="Акцент2 4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0" style:display-name="Акцент3 4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0" style:display-name="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0" style:display-name="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0" style:display-name="Акцент6 4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0" style:display-name="Ввод  4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0" style:display-name="Вывод 4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0" style:display-name="Вычисление 4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0" style:display-name="Заголовок 1 4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0" style:display-name="Заголовок 2 4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0" style:display-name="Заголовок 3 4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0" style:display-name="Заголовок 4 4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0" style:display-name="Итог 4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0" style:display-name="Контрольная ячейка 4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0" style:display-name="Название 4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0" style:display-name="Нейтральный 4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0" style:display-name="Плохой 4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0" style:display-name="Пояснение 4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0" style:display-name="Примечание 4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0" style:display-name="Связанная ячейка 4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0" style:display-name="Текст предупреждения 4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0" style:display-name="Хороший 4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1" style:display-name="20% - Акцент1 4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1" style:display-name="20% - Акцент2 4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1" style:display-name="20% - Акцент3 4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1" style:display-name="2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1" style:display-name="20% - Акцент5 4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1" style:display-name="20% - Акцент6 4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1" style:display-name="40% - Акцент1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1" style:display-name="40% - Акцент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1" style:display-name="40% - Акцент3 4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1" style:display-name="4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1" style:display-name="40% - Акцент5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1" style:display-name="40% - Акцент6 4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1" style:display-name="60% - Акцент1 4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1" style:display-name="60% - Акцент2 4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1" style:display-name="60% - Акцент3 4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1" style:display-name="60% - 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1" style:display-name="60% - 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1" style:display-name="60% - Акцент6 4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1" style:display-name="Акцент1 4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1" style:display-name="Акцент2 4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1" style:display-name="Акцент3 4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1" style:display-name="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1" style:display-name="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1" style:display-name="Акцент6 4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1" style:display-name="Ввод  4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1" style:display-name="Вывод 4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1" style:display-name="Вычисление 4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1" style:display-name="Заголовок 1 4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1" style:display-name="Заголовок 2 4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1" style:display-name="Заголовок 3 4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1" style:display-name="Заголовок 4 4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1" style:display-name="Итог 4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1" style:display-name="Контрольная ячейка 4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1" style:display-name="Название 4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1" style:display-name="Нейтральный 4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1" style:display-name="Плохой 4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1" style:display-name="Пояснение 4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1" style:display-name="Примечание 4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1" style:display-name="Связанная ячейка 4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1" style:display-name="Текст предупреждения 4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1" style:display-name="Хороший 4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2" style:display-name="20% - Акцент1 4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2" style:display-name="20% - Акцент2 4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2" style:display-name="20% - Акцент3 4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2" style:display-name="2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2" style:display-name="20% - Акцент5 4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2" style:display-name="20% - Акцент6 4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2" style:display-name="40% - Акцент1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2" style:display-name="40% - Акцент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2" style:display-name="40% - Акцент3 4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2" style:display-name="4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2" style:display-name="40% - Акцент5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2" style:display-name="40% - Акцент6 4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2" style:display-name="60% - Акцент1 4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2" style:display-name="60% - Акцент2 4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2" style:display-name="60% - Акцент3 4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2" style:display-name="60% - 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2" style:display-name="60% - 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2" style:display-name="60% - Акцент6 4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2" style:display-name="Акцент1 4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2" style:display-name="Акцент2 4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2" style:display-name="Акцент3 4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2" style:display-name="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2" style:display-name="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2" style:display-name="Акцент6 4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2" style:display-name="Ввод  4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2" style:display-name="Вывод 4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2" style:display-name="Вычисление 4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2" style:display-name="Заголовок 1 4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2" style:display-name="Заголовок 2 4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2" style:display-name="Заголовок 3 4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2" style:display-name="Заголовок 4 4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2" style:display-name="Итог 4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2" style:display-name="Контрольная ячейка 4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2" style:display-name="Название 4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2" style:display-name="Нейтральный 4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2" style:display-name="Плохой 4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2" style:display-name="Пояснение 4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2" style:display-name="Примечание 4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2" style:display-name="Связанная ячейка 4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2" style:display-name="Текст предупреждения 4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2" style:display-name="Хороший 4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3" style:display-name="20% - Акцент1 4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3" style:display-name="20% - Акцент2 4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3" style:display-name="20% - Акцент3 4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3" style:display-name="2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3" style:display-name="20% - Акцент5 4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3" style:display-name="20% - Акцент6 4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3" style:display-name="40% - Акцент1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3" style:display-name="40% - Акцент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3" style:display-name="40% - Акцент3 4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3" style:display-name="4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3" style:display-name="40% - Акцент5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3" style:display-name="40% - Акцент6 4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3" style:display-name="60% - Акцент1 4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3" style:display-name="60% - Акцент2 4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3" style:display-name="60% - Акцент3 4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3" style:display-name="60% - 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3" style:display-name="60% - 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3" style:display-name="60% - Акцент6 4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3" style:display-name="Акцент1 4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3" style:display-name="Акцент2 4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3" style:display-name="Акцент3 4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3" style:display-name="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3" style:display-name="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3" style:display-name="Акцент6 4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3" style:display-name="Ввод  4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3" style:display-name="Вывод 4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3" style:display-name="Вычисление 4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3" style:display-name="Заголовок 1 4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3" style:display-name="Заголовок 2 4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3" style:display-name="Заголовок 3 4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3" style:display-name="Заголовок 4 4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3" style:display-name="Итог 4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3" style:display-name="Контрольная ячейка 4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3" style:display-name="Название 4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3" style:display-name="Нейтральный 4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3" style:display-name="Плохой 4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3" style:display-name="Пояснение 4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3" style:display-name="Примечание 4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3" style:display-name="Связанная ячейка 4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3" style:display-name="Текст предупреждения 4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3" style:display-name="Хороший 4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4" style:display-name="20% - Акцент1 4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4" style:display-name="20% - Акцент2 4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4" style:display-name="20% - Акцент3 4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4" style:display-name="2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4" style:display-name="20% - Акцент5 4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4" style:display-name="20% - Акцент6 4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4" style:display-name="40% - Акцент1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4" style:display-name="40% - Акцент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4" style:display-name="40% - Акцент3 4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4" style:display-name="4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4" style:display-name="40% - Акцент5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4" style:display-name="40% - Акцент6 4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4" style:display-name="60% - Акцент1 4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4" style:display-name="60% - Акцент2 4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4" style:display-name="60% - Акцент3 4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4" style:display-name="60% - 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4" style:display-name="60% - 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4" style:display-name="60% - Акцент6 4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4" style:display-name="Акцент1 4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4" style:display-name="Акцент2 4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4" style:display-name="Акцент3 4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4" style:display-name="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4" style:display-name="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4" style:display-name="Акцент6 4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4" style:display-name="Ввод  4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4" style:display-name="Вывод 4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4" style:display-name="Вычисление 4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4" style:display-name="Заголовок 1 4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4" style:display-name="Заголовок 2 4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4" style:display-name="Заголовок 3 4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4" style:display-name="Заголовок 4 4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4" style:display-name="Итог 4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4" style:display-name="Контрольная ячейка 4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4" style:display-name="Название 4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4" style:display-name="Нейтральный 4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4" style:display-name="Плохой 4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4" style:display-name="Пояснение 4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4" style:display-name="Примечание 4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4" style:display-name="Связанная ячейка 4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4" style:display-name="Текст предупреждения 4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4" style:display-name="Хороший 4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5" style:display-name="20% - Акцент1 4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5" style:display-name="20% - Акцент2 4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5" style:display-name="20% - Акцент3 4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5" style:display-name="2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5" style:display-name="20% - Акцент5 4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5" style:display-name="20% - Акцент6 4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5" style:display-name="40% - Акцент1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5" style:display-name="40% - Акцент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5" style:display-name="40% - Акцент3 4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5" style:display-name="4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5" style:display-name="40% - Акцент5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5" style:display-name="40% - Акцент6 4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5" style:display-name="60% - Акцент1 4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5" style:display-name="60% - Акцент2 4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5" style:display-name="60% - Акцент3 4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5" style:display-name="60% - 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5" style:display-name="60% - 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5" style:display-name="60% - Акцент6 4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5" style:display-name="Акцент1 4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5" style:display-name="Акцент2 4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5" style:display-name="Акцент3 4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5" style:display-name="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5" style:display-name="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5" style:display-name="Акцент6 4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5" style:display-name="Ввод  4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5" style:display-name="Вывод 4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5" style:display-name="Вычисление 4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5" style:display-name="Заголовок 1 4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5" style:display-name="Заголовок 2 4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5" style:display-name="Заголовок 3 4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5" style:display-name="Заголовок 4 4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5" style:display-name="Итог 4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5" style:display-name="Контрольная ячейка 4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5" style:display-name="Название 4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5" style:display-name="Нейтральный 4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5" style:display-name="Плохой 4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5" style:display-name="Пояснение 4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5" style:display-name="Примечание 4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5" style:display-name="Связанная ячейка 4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5" style:display-name="Текст предупреждения 4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5" style:display-name="Хороший 4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6" style:display-name="20% - Акцент1 4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6" style:display-name="20% - Акцент2 4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6" style:display-name="20% - Акцент3 4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6" style:display-name="2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6" style:display-name="20% - Акцент5 4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6" style:display-name="20% - Акцент6 4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6" style:display-name="40% - Акцент1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6" style:display-name="40% - Акцент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6" style:display-name="40% - Акцент3 4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6" style:display-name="4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6" style:display-name="40% - Акцент5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6" style:display-name="40% - Акцент6 4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6" style:display-name="60% - Акцент1 4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6" style:display-name="60% - Акцент2 4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6" style:display-name="60% - Акцент3 4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6" style:display-name="60% - 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6" style:display-name="60% - 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6" style:display-name="60% - Акцент6 4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6" style:display-name="Акцент1 4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6" style:display-name="Акцент2 4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6" style:display-name="Акцент3 4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6" style:display-name="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6" style:display-name="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6" style:display-name="Акцент6 4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6" style:display-name="Ввод  4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6" style:display-name="Вывод 4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6" style:display-name="Вычисление 4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6" style:display-name="Заголовок 1 4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6" style:display-name="Заголовок 2 4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6" style:display-name="Заголовок 3 4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6" style:display-name="Заголовок 4 4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6" style:display-name="Итог 4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6" style:display-name="Контрольная ячейка 4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6" style:display-name="Название 4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6" style:display-name="Нейтральный 4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6" style:display-name="Плохой 4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6" style:display-name="Пояснение 4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6" style:display-name="Примечание 4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6" style:display-name="Связанная ячейка 4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6" style:display-name="Текст предупреждения 4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6" style:display-name="Хороший 4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7" style:display-name="20% - Акцент1 4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7" style:display-name="20% - Акцент2 4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7" style:display-name="20% - Акцент3 4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7" style:display-name="2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7" style:display-name="20% - Акцент5 4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7" style:display-name="20% - Акцент6 4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7" style:display-name="40% - Акцент1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7" style:display-name="40% - Акцент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7" style:display-name="40% - Акцент3 4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7" style:display-name="4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7" style:display-name="40% - Акцент5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7" style:display-name="40% - Акцент6 4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7" style:display-name="60% - Акцент1 4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7" style:display-name="60% - Акцент2 4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7" style:display-name="60% - Акцент3 4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7" style:display-name="60% - 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7" style:display-name="60% - 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7" style:display-name="60% - Акцент6 4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7" style:display-name="Акцент1 4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7" style:display-name="Акцент2 4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7" style:display-name="Акцент3 4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7" style:display-name="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7" style:display-name="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7" style:display-name="Акцент6 4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7" style:display-name="Ввод  4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7" style:display-name="Вывод 4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7" style:display-name="Вычисление 4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7" style:display-name="Заголовок 1 4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7" style:display-name="Заголовок 2 4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7" style:display-name="Заголовок 3 4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7" style:display-name="Заголовок 4 4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7" style:display-name="Итог 4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7" style:display-name="Контрольная ячейка 4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7" style:display-name="Название 4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7" style:display-name="Нейтральный 4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7" style:display-name="Плохой 4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7" style:display-name="Пояснение 4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7" style:display-name="Примечание 4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7" style:display-name="Связанная ячейка 4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7" style:display-name="Текст предупреждения 4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7" style:display-name="Хороший 4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8" style:display-name="20% - Акцент1 4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8" style:display-name="20% - Акцент2 4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8" style:display-name="20% - Акцент3 4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8" style:display-name="2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8" style:display-name="20% - Акцент5 4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8" style:display-name="20% - Акцент6 4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8" style:display-name="40% - Акцент1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8" style:display-name="40% - Акцент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8" style:display-name="40% - Акцент3 4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8" style:display-name="4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8" style:display-name="40% - Акцент5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8" style:display-name="40% - Акцент6 4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8" style:display-name="60% - Акцент1 4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8" style:display-name="60% - Акцент2 4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8" style:display-name="60% - Акцент3 4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8" style:display-name="60% - 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8" style:display-name="60% - 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8" style:display-name="60% - Акцент6 4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8" style:display-name="Акцент1 4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8" style:display-name="Акцент2 4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8" style:display-name="Акцент3 4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8" style:display-name="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8" style:display-name="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8" style:display-name="Акцент6 4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8" style:display-name="Ввод  4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8" style:display-name="Вывод 4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8" style:display-name="Вычисление 4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8" style:display-name="Заголовок 1 4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8" style:display-name="Заголовок 2 4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8" style:display-name="Заголовок 3 4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8" style:display-name="Заголовок 4 4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8" style:display-name="Итог 4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8" style:display-name="Контрольная ячейка 4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8" style:display-name="Название 4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8" style:display-name="Нейтральный 4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8" style:display-name="Плохой 4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8" style:display-name="Пояснение 4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8" style:display-name="Примечание 4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8" style:display-name="Связанная ячейка 4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8" style:display-name="Текст предупреждения 4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8" style:display-name="Хороший 4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9" style:display-name="20% - Акцент1 4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9" style:display-name="20% - Акцент2 4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9" style:display-name="20% - Акцент3 4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9" style:display-name="2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9" style:display-name="20% - Акцент5 4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9" style:display-name="20% - Акцент6 4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9" style:display-name="40% - Акцент1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9" style:display-name="40% - Акцент2 4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9" style:display-name="40% - Акцент3 4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9" style:display-name="4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9" style:display-name="40% - Акцент5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9" style:display-name="40% - Акцент6 4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9" style:display-name="60% - Акцент1 4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9" style:display-name="60% - Акцент2 4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9" style:display-name="60% - Акцент3 4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9" style:display-name="60% - 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9" style:display-name="60% - 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9" style:display-name="60% - Акцент6 4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9" style:display-name="Акцент1 4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9" style:display-name="Акцент2 4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9" style:display-name="Акцент3 4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9" style:display-name="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9" style:display-name="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9" style:display-name="Акцент6 4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9" style:display-name="Ввод  4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9" style:display-name="Вывод 4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9" style:display-name="Вычисление 4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9" style:display-name="Заголовок 1 4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9" style:display-name="Заголовок 2 4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9" style:display-name="Заголовок 3 4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9" style:display-name="Заголовок 4 4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9" style:display-name="Итог 4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9" style:display-name="Контрольная ячейка 4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9" style:display-name="Название 4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9" style:display-name="Нейтральный 4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9" style:display-name="Плохой 4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9" style:display-name="Пояснение 4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9" style:display-name="Примечание 4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9" style:display-name="Связанная ячейка 4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9" style:display-name="Текст предупреждения 4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9" style:display-name="Хороший 4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0" style:display-name="20% - Акцент1 5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0" style:display-name="20% - Акцент2 5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0" style:display-name="20% - Акцент3 5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0" style:display-name="2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0" style:display-name="20% - Акцент5 5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0" style:display-name="20% - Акцент6 5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0" style:display-name="40% - Акцент1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0" style:display-name="40% - Акцент2 5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0" style:display-name="40% - Акцент3 5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0" style:display-name="4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0" style:display-name="40% - Акцент5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0" style:display-name="40% - Акцент6 5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0" style:display-name="60% - Акцент1 5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0" style:display-name="60% - Акцент2 5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0" style:display-name="60% - Акцент3 5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0" style:display-name="60% - 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0" style:display-name="60% - 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0" style:display-name="60% - Акцент6 5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0" style:display-name="Акцент1 5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0" style:display-name="Акцент2 5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0" style:display-name="Акцент3 5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0" style:display-name="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0" style:display-name="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0" style:display-name="Акцент6 5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0" style:display-name="Ввод  5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0" style:display-name="Вывод 5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0" style:display-name="Вычисление 5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0" style:display-name="Заголовок 1 5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0" style:display-name="Заголовок 2 5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0" style:display-name="Заголовок 3 5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0" style:display-name="Заголовок 4 5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0" style:display-name="Итог 5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0" style:display-name="Контрольная ячейка 5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0" style:display-name="Название 5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0" style:display-name="Нейтральный 5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0" style:display-name="Плохой 5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0" style:display-name="Пояснение 5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0" style:display-name="Примечание 5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0" style:display-name="Связанная ячейка 5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0" style:display-name="Текст предупреждения 5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0" style:display-name="Хороший 5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1" style:display-name="20% - Акцент1 5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1" style:display-name="20% - Акцент2 5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1" style:display-name="20% - Акцент3 5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1" style:display-name="2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1" style:display-name="20% - Акцент5 5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1" style:display-name="20% - Акцент6 5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1" style:display-name="40% - Акцент1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1" style:display-name="40% - Акцент2 5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1" style:display-name="40% - Акцент3 5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1" style:display-name="4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1" style:display-name="40% - Акцент5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1" style:display-name="40% - Акцент6 5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1" style:display-name="60% - Акцент1 5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1" style:display-name="60% - Акцент2 5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1" style:display-name="60% - Акцент3 5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1" style:display-name="60% - 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1" style:display-name="60% - 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1" style:display-name="60% - Акцент6 5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1" style:display-name="Акцент1 5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1" style:display-name="Акцент2 5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1" style:display-name="Акцент3 5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1" style:display-name="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1" style:display-name="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1" style:display-name="Акцент6 5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1" style:display-name="Ввод  5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1" style:display-name="Вывод 5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1" style:display-name="Вычисление 5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1" style:display-name="Заголовок 1 5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1" style:display-name="Заголовок 2 5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1" style:display-name="Заголовок 3 5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1" style:display-name="Заголовок 4 5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1" style:display-name="Итог 5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1" style:display-name="Контрольная ячейка 5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1" style:display-name="Название 5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1" style:display-name="Нейтральный 5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1" style:display-name="Плохой 5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1" style:display-name="Пояснение 5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1" style:display-name="Примечание 5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1" style:display-name="Связанная ячейка 5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1" style:display-name="Текст предупреждения 5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1" style:display-name="Хороший 5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19.09.2013</text:date>, <text:time>21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" style:display-name="PageStyle_Лист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" style:display-name="PageStyle_Лист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6" style:display-name="PageStyle_Лист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7" style:display-name="PageStyle_Лист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8" style:display-name="PageStyle_Лист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9" style:display-name="PageStyle_Лист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0" style:display-name="PageStyle_Лист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1" style:display-name="PageStyle_Лист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2" style:display-name="PageStyle_Лист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3" style:display-name="PageStyle_Лист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4" style:display-name="PageStyle_Лист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5" style:display-name="PageStyle_Лист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6" style:display-name="PageStyle_Лист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7" style:display-name="PageStyle_Лист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8" style:display-name="PageStyle_Лист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9" style:display-name="PageStyle_Лист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0" style:display-name="PageStyle_Лист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1" style:display-name="PageStyle_Лист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2" style:display-name="PageStyle_Лист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3" style:display-name="PageStyle_Лист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4" style:display-name="PageStyle_Лист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5" style:display-name="PageStyle_Лист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6" style:display-name="PageStyle_Лист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7" style:display-name="PageStyle_Лист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8" style:display-name="PageStyle_Лист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9" style:display-name="PageStyle_Лист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0" style:display-name="PageStyle_Лист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1" style:display-name="PageStyle_Лист1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2" style:display-name="PageStyle_Лист1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3" style:display-name="PageStyle_Лист1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4" style:display-name="PageStyle_Лист1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5" style:display-name="PageStyle_Лист1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6" style:display-name="PageStyle_Лист1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7" style:display-name="PageStyle_Лист1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8" style:display-name="PageStyle_Лист1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9" style:display-name="PageStyle_Лист1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0" style:display-name="PageStyle_Лист1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1" style:display-name="PageStyle_Лист1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2" style:display-name="PageStyle_Лист1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3" style:display-name="PageStyle_Лист1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4" style:display-name="PageStyle_Лист1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5" style:display-name="PageStyle_Лист1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6" style:display-name="PageStyle_Лист1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7" style:display-name="PageStyle_Лист1 4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8" style:display-name="PageStyle_Лист1 4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9" style:display-name="PageStyle_Лист1 4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0" style:display-name="PageStyle_Лист1 50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1-11-17T09:55:32</meta:creation-date>
    <dc:date>2013-09-19T21:54:46.88</dc:date>
    <meta:editing-duration>P6DT2H56M24S</meta:editing-duration>
    <meta:editing-cycles>592</meta:editing-cycles>
    <meta:generator>OpenOffice.org/3.4.1$Win32 OpenOffice.org_project/341m1$Build-9593</meta:generator>
    <meta:document-statistic meta:table-count="2" meta:cell-count="833" meta:object-count="0"/>
    <meta:user-defined meta:name="Поле 1"/>
    <meta:user-defined meta:name="Поле 2"/>
    <meta:user-defined meta:name="Поле 3"/>
    <meta:user-defined meta:name="Поле 4"/>
  </office:meta>
</office:document-meta>
</file>